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ula1" style:family="table">
      <style:table-properties style:width="15.981cm" fo:margin-left="1.042cm" table:align="left"/>
    </style:style>
    <style:style style:name="Taula1.A" style:family="table-column">
      <style:table-column-properties style:column-width="7.461cm"/>
    </style:style>
    <style:style style:name="Taula1.B" style:family="table-column">
      <style:table-column-properties style:column-width="8.52cm"/>
    </style:style>
    <style:style style:name="Taula1.A1" style:family="table-cell">
      <style:table-cell-properties fo:padding="0.097cm" fo:border-left="0.05pt solid #000000" fo:border-right="none" fo:border-top="0.05pt solid #000000" fo:border-bottom="0.05pt solid #000000"/>
    </style:style>
    <style:style style:name="Taula1.B1" style:family="table-cell">
      <style:table-cell-properties fo:padding="0.097cm" fo:border="0.05pt solid #000000"/>
    </style:style>
    <style:style style:name="Taula1.A2" style:family="table-cell">
      <style:table-cell-properties fo:padding="0.097cm" fo:border-left="0.05pt solid #000000" fo:border-right="none" fo:border-top="none" fo:border-bottom="0.05pt solid #000000"/>
    </style:style>
    <style:style style:name="Taula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color="#0066b3" fo:font-size="10pt" fo:language="es" fo:country="ES" officeooo:rsid="005828ea" officeooo:paragraph-rsid="005828ea" style:font-size-asian="10pt" style:font-size-complex="10pt"/>
    </style:style>
    <style:style style:name="P2" style:family="paragraph" style:parent-style-name="Footer">
      <style:paragraph-properties fo:text-align="end" style:justify-single-word="false"/>
      <style:text-properties fo:color="#0066b3" fo:font-size="10pt" fo:language="es" fo:country="ES" officeooo:rsid="005828ea" officeooo:paragraph-rsid="005828ea" style:font-size-asian="10pt" style:font-size-complex="10pt"/>
    </style:style>
    <style:style style:name="P3" style:family="paragraph" style:parent-style-name="Standard">
      <style:paragraph-properties fo:text-align="justify" style:justify-single-word="false"/>
      <style:text-properties style:font-name="Arial" fo:font-size="10pt" fo:language="es" fo:country="ES" officeooo:rsid="0015290d" officeooo:paragraph-rsid="0015290d" style:font-size-asian="10pt" style:font-size-complex="10pt"/>
    </style:style>
    <style:style style:name="P4" style:family="paragraph" style:parent-style-name="Standard">
      <loext:graphic-properties draw:fill="none"/>
      <style:paragraph-properties fo:text-align="justify" style:justify-single-word="false" fo:background-color="transparent"/>
      <style:text-properties style:font-name="Arial" fo:font-size="10pt" fo:language="es" fo:country="ES" fo:font-weight="normal" officeooo:rsid="00932cf9" officeooo:paragraph-rsid="00932cf9" style:font-size-asian="10pt" style:font-weight-asian="normal" style:font-size-complex="10pt" style:font-weight-complex="normal"/>
    </style:style>
    <style:style style:name="P5" style:family="paragraph" style:parent-style-name="Standard">
      <loext:graphic-properties draw:fill="none"/>
      <style:paragraph-properties fo:text-align="justify" style:justify-single-word="false" fo:background-color="transparent"/>
      <style:text-properties fo:color="#0066b3" style:font-name="Arial" fo:font-size="10pt" fo:language="es" fo:country="ES" fo:font-weight="bold" officeooo:rsid="00932cf9" officeooo:paragraph-rsid="00932cf9" style:font-size-asian="10pt" style:font-weight-asian="bold" style:font-size-complex="10pt" style:font-weight-complex="bold"/>
    </style:style>
    <style:style style:name="P6" style:family="paragraph" style:parent-style-name="Standard">
      <style:paragraph-properties fo:text-align="justify" style:justify-single-word="false"/>
      <style:text-properties fo:color="#0066b3" style:font-name="Arial" fo:font-size="10pt" fo:language="es" fo:country="ES" officeooo:rsid="000fb0ea" officeooo:paragraph-rsid="0066eb9a" style:font-size-asian="10pt" style:font-size-complex="10pt"/>
    </style:style>
    <style:style style:name="P7" style:family="paragraph" style:parent-style-name="Standard">
      <style:paragraph-properties fo:text-align="justify" style:justify-single-word="false"/>
      <style:text-properties fo:color="#0066b3" style:font-name="Arial" fo:font-size="14pt" fo:language="es" fo:country="ES" fo:font-weight="bold" officeooo:rsid="000fb0ea" officeooo:paragraph-rsid="008fc753" style:font-size-asian="14pt" style:font-weight-asian="bold" style:font-size-complex="14pt" style:font-weight-complex="bold"/>
    </style:style>
    <style:style style:name="P8" style:family="paragraph" style:parent-style-name="Standard">
      <style:paragraph-properties fo:text-align="justify" style:justify-single-word="false"/>
      <style:text-properties fo:color="#0066b3" style:font-name="Arial" fo:font-size="14pt" fo:language="es" fo:country="ES" fo:font-weight="bold" officeooo:rsid="008ef692" officeooo:paragraph-rsid="008fc753" style:font-size-asian="14pt" style:font-weight-asian="bold" style:font-size-complex="14pt" style:font-weight-complex="bold"/>
    </style:style>
    <style:style style:name="P9" style:family="paragraph" style:parent-style-name="Standard">
      <style:paragraph-properties fo:text-align="justify" style:justify-single-word="false"/>
      <style:text-properties fo:color="#0066b3" style:font-name="Arial" fo:font-size="12pt" fo:language="es" fo:country="ES" fo:font-weight="bold" officeooo:rsid="0015290d" officeooo:paragraph-rsid="009293cc" style:font-size-asian="12pt" style:font-weight-asian="bold" style:font-size-complex="12pt" style:font-weight-complex="bold"/>
    </style:style>
    <style:style style:name="P10" style:family="paragraph" style:parent-style-name="Standard">
      <loext:graphic-properties draw:fill="none"/>
      <style:paragraph-properties fo:text-align="justify" style:justify-single-word="false" fo:background-color="transparent"/>
      <style:text-properties fo:color="#000000" style:font-name="Arial" fo:font-size="10pt" fo:language="es" fo:country="ES" fo:font-weight="normal" officeooo:rsid="00c15351" officeooo:paragraph-rsid="00c15351" style:font-size-asian="10pt" style:font-weight-asian="normal" style:font-size-complex="10pt" style:font-weight-complex="normal"/>
    </style:style>
    <style:style style:name="P1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0953d83" officeooo:paragraph-rsid="00953d83" style:font-size-asian="10pt" style:font-weight-asian="normal" style:font-size-complex="10pt" style:font-weight-complex="normal"/>
    </style:style>
    <style:style style:name="P1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0bc13b3" officeooo:paragraph-rsid="00bc13b3" style:font-size-asian="10pt" style:font-weight-asian="normal" style:font-size-complex="10pt" style:font-weight-complex="normal"/>
    </style:style>
    <style:style style:name="P1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0bc13b3" officeooo:paragraph-rsid="00d1dc99" style:font-size-asian="10pt" style:font-weight-asian="normal" style:font-size-complex="10pt" style:font-weight-complex="normal"/>
    </style:style>
    <style:style style:name="P1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a31e0d" officeooo:paragraph-rsid="00a31e0d" style:font-size-asian="10pt" style:font-weight-asian="normal" style:font-size-complex="10pt" style:font-weight-complex="normal"/>
    </style:style>
    <style:style style:name="P1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c15351" officeooo:paragraph-rsid="00c15351" style:font-size-asian="10pt" style:font-weight-asian="normal" style:font-size-complex="10pt" style:font-weight-complex="normal"/>
    </style:style>
    <style:style style:name="P1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c2315b" officeooo:paragraph-rsid="00c2315b" style:font-size-asian="10pt" style:font-weight-asian="normal" style:font-size-complex="10pt" style:font-weight-complex="normal"/>
    </style:style>
    <style:style style:name="P1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a59846" officeooo:paragraph-rsid="00a59846" style:font-size-asian="10pt" style:font-weight-asian="normal" style:font-size-complex="10pt" style:font-weight-complex="normal"/>
    </style:style>
    <style:style style:name="P1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a59846" officeooo:paragraph-rsid="00cde416" style:font-size-asian="10pt" style:font-weight-asian="normal" style:font-size-complex="10pt" style:font-weight-complex="normal"/>
    </style:style>
    <style:style style:name="P1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c915ef" officeooo:paragraph-rsid="00c915ef" style:font-size-asian="10pt" style:font-weight-asian="normal" style:font-size-complex="10pt" style:font-weight-complex="normal"/>
    </style:style>
    <style:style style:name="P2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c9bdd4" officeooo:paragraph-rsid="00c9bdd4" style:font-size-asian="10pt" style:font-weight-asian="normal" style:font-size-complex="10pt" style:font-weight-complex="normal"/>
    </style:style>
    <style:style style:name="P2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a6afc4" officeooo:paragraph-rsid="00a6afc4" style:font-size-asian="10pt" style:font-weight-asian="normal" style:font-size-complex="10pt" style:font-weight-complex="normal"/>
    </style:style>
    <style:style style:name="P2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a71f04" officeooo:paragraph-rsid="00a9ae0f" style:font-size-asian="10pt" style:font-weight-asian="normal" style:font-size-complex="10pt" style:font-weight-complex="normal"/>
    </style:style>
    <style:style style:name="P2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a71f04" officeooo:paragraph-rsid="00a71f04" style:font-size-asian="10pt" style:font-weight-asian="normal" style:font-size-complex="10pt" style:font-weight-complex="normal"/>
    </style:style>
    <style:style style:name="P2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a9ae0f" officeooo:paragraph-rsid="00a9ae0f" style:font-size-asian="10pt" style:font-weight-asian="normal" style:font-size-complex="10pt" style:font-weight-complex="normal"/>
    </style:style>
    <style:style style:name="P2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a7f1bf" officeooo:paragraph-rsid="00a7f1bf" style:font-size-asian="10pt" style:font-weight-asian="normal" style:font-size-complex="10pt" style:font-weight-complex="normal"/>
    </style:style>
    <style:style style:name="P2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15290d" officeooo:paragraph-rsid="009c8205" style:font-size-asian="10pt" style:font-weight-asian="normal" style:font-size-complex="10pt" style:font-weight-complex="normal"/>
    </style:style>
    <style:style style:name="P2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9fcef3" officeooo:paragraph-rsid="009fcef3" style:font-size-asian="10pt" style:font-weight-asian="normal" style:font-size-complex="10pt" style:font-weight-complex="normal"/>
    </style:style>
    <style:style style:name="P2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a2603a" officeooo:paragraph-rsid="00a2603a" style:font-size-asian="10pt" style:font-weight-asian="normal" style:font-size-complex="10pt" style:font-weight-complex="normal"/>
    </style:style>
    <style:style style:name="P2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a2b416" officeooo:paragraph-rsid="00a31e0d" style:font-size-asian="10pt" style:font-weight-asian="normal" style:font-size-complex="10pt" style:font-weight-complex="normal"/>
    </style:style>
    <style:style style:name="P3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a3ee5e" officeooo:paragraph-rsid="00cde416" style:font-size-asian="10pt" style:font-weight-asian="normal" style:font-size-complex="10pt" style:font-weight-complex="normal"/>
    </style:style>
    <style:style style:name="P3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afaa4d" officeooo:paragraph-rsid="00afaa4d" style:font-size-asian="10pt" style:font-weight-asian="normal" style:font-size-complex="10pt" style:font-weight-complex="normal"/>
    </style:style>
    <style:style style:name="P3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ae5379" officeooo:paragraph-rsid="00afaa4d" style:font-size-asian="10pt" style:font-weight-asian="normal" style:font-size-complex="10pt" style:font-weight-complex="normal"/>
    </style:style>
    <style:style style:name="P3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ae5379" officeooo:paragraph-rsid="00ae5379" style:font-size-asian="10pt" style:font-weight-asian="normal" style:font-size-complex="10pt" style:font-weight-complex="normal"/>
    </style:style>
    <style:style style:name="P3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d3abc9" officeooo:paragraph-rsid="00d6f2fb" style:font-size-asian="10pt" style:font-weight-asian="normal" style:font-size-complex="10pt" style:font-weight-complex="normal"/>
    </style:style>
    <style:style style:name="P3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d3abc9" officeooo:paragraph-rsid="00d3abc9" style:font-size-asian="10pt" style:font-weight-asian="normal" style:font-size-complex="10pt" style:font-weight-complex="normal"/>
    </style:style>
    <style:style style:name="P3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d50e5e" officeooo:paragraph-rsid="00d50e5e" style:font-size-asian="10pt" style:font-weight-asian="normal" style:font-size-complex="10pt" style:font-weight-complex="normal"/>
    </style:style>
    <style:style style:name="P3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bf93c1" officeooo:paragraph-rsid="00bf93c1" style:font-size-asian="10pt" style:font-weight-asian="normal" style:font-size-complex="10pt" style:font-weight-complex="normal"/>
    </style:style>
    <style:style style:name="P3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bf93c1" officeooo:paragraph-rsid="00ed5a74" style:font-size-asian="10pt" style:font-weight-asian="normal" style:font-size-complex="10pt" style:font-weight-complex="normal"/>
    </style:style>
    <style:style style:name="P3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cd6256" officeooo:paragraph-rsid="00cd6256" style:font-size-asian="10pt" style:font-weight-asian="normal" style:font-size-complex="10pt" style:font-weight-complex="normal"/>
    </style:style>
    <style:style style:name="P4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cd6256" officeooo:paragraph-rsid="00cf6141" style:font-size-asian="10pt" style:font-weight-asian="normal" style:font-size-complex="10pt" style:font-weight-complex="normal"/>
    </style:style>
    <style:style style:name="P4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cf6141" officeooo:paragraph-rsid="00cf6141" style:font-size-asian="10pt" style:font-weight-asian="normal" style:font-size-complex="10pt" style:font-weight-complex="normal"/>
    </style:style>
    <style:style style:name="P4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d8f2c2" officeooo:paragraph-rsid="00d8f2c2" style:font-size-asian="10pt" style:font-weight-asian="normal" style:font-size-complex="10pt" style:font-weight-complex="normal"/>
    </style:style>
    <style:style style:name="P4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dcf4ea" officeooo:paragraph-rsid="00dcf4ea" style:font-size-asian="10pt" style:font-weight-asian="normal" style:font-size-complex="10pt" style:font-weight-complex="normal"/>
    </style:style>
    <style:style style:name="P4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cde416" officeooo:paragraph-rsid="00f65d00" style:font-size-asian="10pt" style:font-weight-asian="normal" style:font-size-complex="10pt" style:font-weight-complex="normal"/>
    </style:style>
    <style:style style:name="P4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bold" officeooo:rsid="00c915ef" officeooo:paragraph-rsid="00c915ef" style:font-size-asian="10pt" style:font-weight-asian="bold" style:font-size-complex="10pt" style:font-weight-complex="bold"/>
    </style:style>
    <style:style style:name="P4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bold" officeooo:rsid="00a2603a" officeooo:paragraph-rsid="00a2603a" style:font-size-asian="10pt" style:font-weight-asian="bold" style:font-size-complex="10pt" style:font-weight-complex="bold"/>
    </style:style>
    <style:style style:name="P4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bold" officeooo:rsid="00a59846" officeooo:paragraph-rsid="00a59846" style:font-size-asian="10pt" style:font-weight-asian="bold" style:font-size-complex="10pt" style:font-weight-complex="bold"/>
    </style:style>
    <style:style style:name="P4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bold" officeooo:rsid="00e130fe" officeooo:paragraph-rsid="00e130fe" style:font-size-asian="10pt" style:font-weight-asian="bold" style:font-size-complex="10pt" style:font-weight-complex="bold"/>
    </style:style>
    <style:style style:name="P4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05df6b3" officeooo:paragraph-rsid="0015290d" style:font-size-asian="10pt" style:font-weight-asian="normal" style:font-size-complex="10pt" style:font-weight-complex="normal"/>
    </style:style>
    <style:style style:name="P5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09293cc" officeooo:paragraph-rsid="009293cc" style:font-size-asian="10pt" style:font-weight-asian="normal" style:font-size-complex="10pt" style:font-weight-complex="normal"/>
    </style:style>
    <style:style style:name="P5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0b388da" officeooo:paragraph-rsid="00b388da" style:font-size-asian="10pt" style:font-weight-asian="normal" style:font-size-complex="10pt" style:font-weight-complex="normal"/>
    </style:style>
    <style:style style:name="P5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0966ba0" officeooo:paragraph-rsid="00966ba0" style:font-size-asian="10pt" style:font-weight-asian="normal" style:font-size-complex="10pt" style:font-weight-complex="normal"/>
    </style:style>
    <style:style style:name="P5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0b65881" officeooo:paragraph-rsid="00b65881" style:font-size-asian="10pt" style:font-weight-asian="normal" style:font-size-complex="10pt" style:font-weight-complex="normal"/>
    </style:style>
    <style:style style:name="P5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0b8e37e" officeooo:paragraph-rsid="00b8e37e" style:font-size-asian="10pt" style:font-weight-asian="normal" style:font-size-complex="10pt" style:font-weight-complex="normal"/>
    </style:style>
    <style:style style:name="P5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0b8e37e" officeooo:paragraph-rsid="00eb68d0" style:font-size-asian="10pt" style:font-weight-asian="normal" style:font-size-complex="10pt" style:font-weight-complex="normal"/>
    </style:style>
    <style:style style:name="P5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bold" officeooo:rsid="005df6b3" officeooo:paragraph-rsid="0015290d" style:font-size-asian="10pt" style:font-weight-asian="bold" style:font-size-complex="10pt" style:font-weight-complex="bold"/>
    </style:style>
    <style:style style:name="P5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66b3" style:font-name="Arial" fo:font-size="10pt" fo:language="es" fo:country="ES" fo:font-weight="bold" officeooo:rsid="00ae5379" officeooo:paragraph-rsid="00ae5379" style:font-size-asian="10pt" style:font-weight-asian="bold" style:font-size-complex="10pt" style:font-weight-complex="bold"/>
    </style:style>
    <style:style style:name="P5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0a9ae0f"/>
    </style:style>
    <style:style style:name="P5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0d3abc9"/>
    </style:style>
    <style:style style:name="P6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0d8f2c2"/>
    </style:style>
    <style:style style:name="P6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0afaa4d"/>
    </style:style>
    <style:style style:name="P62"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Arial" fo:font-size="10pt" fo:language="es" fo:country="ES" fo:font-weight="normal" officeooo:rsid="00b388da" officeooo:paragraph-rsid="00b388da" style:font-size-asian="10pt" style:font-weight-asian="normal" style:font-size-complex="10pt" style:font-weight-complex="normal"/>
    </style:style>
    <style:style style:name="P63"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text-position="0% 100%" style:font-name="Arial" fo:font-size="10pt" fo:language="es" fo:country="ES" fo:font-weight="normal" officeooo:rsid="00953d83" officeooo:paragraph-rsid="00953d83" style:font-size-asian="10pt" style:font-weight-asian="normal" style:font-size-complex="10pt" style:font-weight-complex="normal"/>
    </style:style>
    <style:style style:name="P64"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text-position="0% 100%" style:font-name="Arial" fo:font-size="10pt" fo:language="es" fo:country="ES" fo:font-weight="normal" officeooo:rsid="00bc13b3" officeooo:paragraph-rsid="00bc13b3" style:font-size-asian="10pt" style:font-weight-asian="normal" style:font-size-complex="10pt" style:font-weight-complex="normal"/>
    </style:style>
    <style:style style:name="P65"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text-position="0% 100%" style:font-name="Arial" fo:font-size="10pt" fo:language="es" fo:country="ES" fo:font-weight="normal" officeooo:rsid="00b7b735" officeooo:paragraph-rsid="00b7b735" style:font-size-asian="10pt" style:font-weight-asian="normal" style:font-size-complex="10pt" style:font-weight-complex="normal"/>
    </style:style>
    <style:style style:name="P66"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font-name="Arial" fo:font-size="10pt" fo:language="es" fo:country="ES" fo:font-weight="normal" officeooo:rsid="00a6afc4" officeooo:paragraph-rsid="00a6afc4" style:font-size-asian="10pt" style:font-weight-asian="normal" style:font-size-complex="10pt" style:font-weight-complex="normal"/>
    </style:style>
    <style:style style:name="P67"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font-name="Arial" fo:font-size="10pt" fo:language="es" fo:country="ES" fo:font-weight="normal" officeooo:rsid="009fcef3" officeooo:paragraph-rsid="009fcef3" style:font-size-asian="10pt" style:font-weight-asian="normal" style:font-size-complex="10pt" style:font-weight-complex="normal"/>
    </style:style>
    <style:style style:name="P68"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font-name="Arial" fo:font-size="10pt" fo:language="es" fo:country="ES" fo:font-weight="normal" officeooo:rsid="00d3abc9" officeooo:paragraph-rsid="00d3abc9" style:font-size-asian="10pt" style:font-weight-asian="normal" style:font-size-complex="10pt" style:font-weight-complex="normal"/>
    </style:style>
    <style:style style:name="P69"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font-name="Arial" fo:font-size="10pt" fo:language="es" fo:country="ES" fo:font-weight="normal" officeooo:rsid="00c15351" officeooo:paragraph-rsid="00c15351" style:font-size-asian="10pt" style:font-weight-asian="normal" style:font-size-complex="10pt" style:font-weight-complex="normal"/>
    </style:style>
    <style:style style:name="P70"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font-name="Arial" fo:font-size="10pt" fo:language="es" fo:country="ES" fo:font-weight="normal" officeooo:rsid="00cd6256" officeooo:paragraph-rsid="00cf6141" style:font-size-asian="10pt" style:font-weight-asian="normal" style:font-size-complex="10pt" style:font-weight-complex="normal"/>
    </style:style>
    <style:style style:name="P71"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font-name="Arial" fo:font-size="10pt" fo:language="es" fo:country="ES" fo:font-weight="normal" officeooo:rsid="00dcf4ea" officeooo:paragraph-rsid="00dcf4ea" style:font-size-asian="10pt" style:font-weight-asian="normal" style:font-size-complex="10pt" style:font-weight-complex="normal"/>
    </style:style>
    <style:style style:name="P72"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font-name="Arial" fo:font-size="10pt" fo:language="es" fo:country="ES" fo:font-weight="bold" officeooo:rsid="00dcf4ea" officeooo:paragraph-rsid="00dcf4ea" style:font-size-asian="10pt" style:font-weight-asian="bold" style:font-size-complex="10pt" style:font-weight-complex="bold"/>
    </style:style>
    <style:style style:name="P73"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66b3" style:font-name="Arial" fo:font-size="10pt" fo:language="es" fo:country="ES" fo:font-weight="bold" officeooo:rsid="00ae5379" officeooo:paragraph-rsid="00ae5379" style:font-size-asian="10pt" style:font-weight-asian="bold" style:font-size-complex="10pt" style:font-weight-complex="bold"/>
    </style:style>
    <style:style style:name="P74"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officeooo:paragraph-rsid="00966ba0"/>
    </style:style>
    <style:style style:name="P75"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officeooo:paragraph-rsid="00ed5a74"/>
    </style:style>
    <style:style style:name="P7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0066b3" style:text-position="0% 100%" style:font-name="Arial" fo:font-size="10pt" fo:language="es" fo:country="ES" fo:font-weight="bold" officeooo:rsid="00953d83" officeooo:paragraph-rsid="00953d83" style:font-size-asian="10pt" style:font-weight-asian="bold" style:font-size-complex="10pt" style:font-weight-complex="bold"/>
    </style:style>
    <style:style style:name="P77"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0066b3" style:text-position="0% 100%" style:font-name="Arial" fo:font-size="10pt" fo:language="es" fo:country="ES" fo:font-weight="bold" officeooo:rsid="00b7b735" officeooo:paragraph-rsid="00b7b735" style:font-size-asian="10pt" style:font-weight-asian="bold" style:font-size-complex="10pt" style:font-weight-complex="bold"/>
    </style:style>
    <style:style style:name="P78"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0066b3" style:text-position="0% 100%" style:font-name="Arial" fo:font-size="10pt" fo:language="es" fo:country="ES" fo:font-weight="bold" officeooo:rsid="00f6fd7d" officeooo:paragraph-rsid="00f6fd7d" style:font-size-asian="10pt" style:font-weight-asian="bold" style:font-size-complex="10pt" style:font-weight-complex="bold"/>
    </style:style>
    <style:style style:name="P7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0066b3" style:text-position="0% 100%" style:font-name="Arial" fo:font-size="12pt" fo:language="es" fo:country="ES" fo:font-weight="bold" officeooo:rsid="00953d83" officeooo:paragraph-rsid="00f16e2e" style:font-size-asian="12pt" style:font-weight-asian="bold" style:font-size-complex="12pt" style:font-weight-complex="bold"/>
    </style:style>
    <style:style style:name="P8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0066b3" style:font-name="Arial" fo:font-size="12pt" fo:language="es" fo:country="ES" fo:font-weight="bold" officeooo:rsid="0015290d" officeooo:paragraph-rsid="009adf42" style:font-size-asian="12pt" style:font-weight-asian="bold" style:font-size-complex="12pt" style:font-weight-complex="bold"/>
    </style:style>
    <style:style style:name="P81"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0066b3" style:font-name="Arial" fo:font-size="12pt" fo:language="es" fo:country="ES" fo:font-weight="bold" officeooo:rsid="0015290d" officeooo:paragraph-rsid="009c8205" style:font-size-asian="12pt" style:font-weight-asian="bold" style:font-size-complex="12pt" style:font-weight-complex="bold"/>
    </style:style>
    <style:style style:name="P8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0066b3" style:font-name="Arial" fo:font-size="10pt" fo:language="es" fo:country="ES" fo:font-weight="bold" officeooo:rsid="00e9b783" officeooo:paragraph-rsid="00e9b783" style:font-size-asian="10pt" style:font-weight-asian="bold" style:font-size-complex="10pt" style:font-weight-complex="bold"/>
    </style:style>
    <style:style style:name="P83"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0066b3" style:font-name="Arial" fo:font-size="10pt" fo:language="es" fo:country="ES" fo:font-weight="bold" officeooo:rsid="00e9b783" officeooo:paragraph-rsid="00ed5a74" style:font-size-asian="10pt" style:font-weight-asian="bold" style:font-size-complex="10pt" style:font-weight-complex="bold"/>
    </style:style>
    <style:style style:name="P8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text-position="0% 100%" style:font-name="Arial" fo:font-size="10pt" fo:language="es" fo:country="ES" fo:font-weight="bold" officeooo:rsid="00953d83" officeooo:paragraph-rsid="00953d83" style:font-size-asian="10pt" style:font-weight-asian="bold" style:font-size-complex="10pt" style:font-weight-complex="bold"/>
    </style:style>
    <style:style style:name="P8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text-position="0% 100%" style:font-name="Arial" fo:font-size="10pt" fo:language="es" fo:country="ES" fo:font-weight="bold" officeooo:rsid="0099138f" officeooo:paragraph-rsid="0099138f" style:font-size-asian="10pt" style:font-weight-asian="bold" style:font-size-complex="10pt" style:font-weight-complex="bold"/>
    </style:style>
    <style:style style:name="P8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text-position="0% 100%" style:font-name="Arial" fo:font-size="10pt" fo:language="es" fo:country="ES" fo:font-weight="bold" officeooo:rsid="00b7b735" officeooo:paragraph-rsid="00b7b735" style:font-size-asian="10pt" style:font-weight-asian="bold" style:font-size-complex="10pt" style:font-weight-complex="bold"/>
    </style:style>
    <style:style style:name="P8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text-position="0% 100%" style:font-name="Arial" fo:font-size="10pt" fo:language="es" fo:country="ES" fo:font-weight="bold" officeooo:rsid="00d1dc99" officeooo:paragraph-rsid="00d1dc99" style:font-size-asian="10pt" style:font-weight-asian="bold" style:font-size-complex="10pt" style:font-weight-complex="bold"/>
    </style:style>
    <style:style style:name="P8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font-name="Arial" fo:font-size="10pt" fo:language="es" fo:country="ES" fo:font-weight="bold" officeooo:rsid="0015290d" officeooo:paragraph-rsid="009adf42" style:font-size-asian="10pt" style:font-weight-asian="bold" style:font-size-complex="10pt" style:font-weight-complex="bold"/>
    </style:style>
    <style:style style:name="P8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font-name="Arial" fo:font-size="10pt" fo:language="es" fo:country="ES" fo:font-weight="bold" officeooo:rsid="0015290d" officeooo:paragraph-rsid="009c8205" style:font-size-asian="10pt" style:font-weight-asian="bold" style:font-size-complex="10pt" style:font-weight-complex="bold"/>
    </style:style>
    <style:style style:name="P9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font-name="Arial" fo:font-size="10pt" fo:language="es" fo:country="ES" fo:font-weight="bold" officeooo:rsid="0015290d" officeooo:paragraph-rsid="009d5b84" style:font-size-asian="10pt" style:font-weight-asian="bold" style:font-size-complex="10pt" style:font-weight-complex="bold"/>
    </style:style>
    <style:style style:name="P9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font-name="Arial" fo:font-size="12pt" fo:language="es" fo:country="ES" fo:font-weight="bold" officeooo:rsid="0015290d" officeooo:paragraph-rsid="009c8205" style:font-size-asian="12pt" style:font-weight-asian="bold" style:font-size-complex="12pt" style:font-weight-complex="bold"/>
    </style:style>
    <style:style style:name="P9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font-name="Arial" fo:font-size="12pt" fo:language="es" fo:country="ES" fo:font-weight="bold" officeooo:rsid="0015290d" officeooo:paragraph-rsid="009adf42" style:font-size-asian="12pt" style:font-weight-asian="bold" style:font-size-complex="12pt" style:font-weight-complex="bold"/>
    </style:style>
    <style:style style:name="P9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font-name="Arial" fo:font-size="10pt" fo:language="es" fo:country="ES" fo:font-weight="normal" officeooo:rsid="0015290d" officeooo:paragraph-rsid="009c8205" style:font-size-asian="10pt" style:font-weight-asian="normal" style:font-size-complex="10pt" style:font-weight-complex="normal"/>
    </style:style>
    <style:style style:name="P9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0f6fd7d" officeooo:paragraph-rsid="00f6fd7d" style:font-size-asian="10pt" style:font-weight-asian="normal" style:font-size-complex="10pt" style:font-weight-complex="normal"/>
    </style:style>
    <style:style style:name="P95"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fo:color="#000000" style:font-name="Arial" fo:font-size="10pt" fo:language="es" fo:country="ES" fo:font-weight="normal" officeooo:rsid="00d3abc9" officeooo:paragraph-rsid="00d8f2c2" style:font-size-asian="10pt" style:font-weight-asian="normal" style:font-size-complex="10pt" style:font-weight-complex="normal"/>
    </style:style>
    <style:style style:name="P9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color="#000000" style:font-name="Arial" fo:font-size="10pt" fo:language="es" fo:country="ES" fo:font-weight="bold" officeooo:rsid="00dcf4ea" officeooo:paragraph-rsid="00dcf4ea" style:font-size-asian="10pt" style:font-weight-asian="bold" style:font-size-complex="10pt" style:font-weight-complex="bold"/>
    </style:style>
    <style:style style:name="P97" style:family="paragraph" style:parent-style-name="Table_20_Contents">
      <style:paragraph-properties fo:text-align="justify" style:justify-single-word="false"/>
      <style:text-properties style:font-name="Arial" fo:font-size="10pt" officeooo:rsid="00c15351" officeooo:paragraph-rsid="00c15351" style:font-size-asian="10pt" style:font-size-complex="10pt"/>
    </style:style>
    <style:style style:name="P98" style:family="paragraph" style:parent-style-name="Standard" style:master-page-name="">
      <style:paragraph-properties fo:text-align="justify" style:justify-single-word="false" style:page-number="auto"/>
      <style:text-properties fo:color="#0066b3" style:font-name="Arial" fo:font-size="12pt" fo:language="es" fo:country="ES" fo:font-weight="bold" officeooo:rsid="0015290d" officeooo:paragraph-rsid="009a41c7" style:font-size-asian="12pt" style:font-weight-asian="bold" style:font-size-complex="12pt" style:font-weight-complex="bold"/>
    </style:style>
    <style:style style:name="P99" style:family="paragraph" style:parent-style-name="Standard" style:list-style-name="L1">
      <loext:graphic-properties draw:fill="none"/>
      <style:paragraph-properties fo:text-align="justify" style:justify-single-word="false" fo:background-color="transparent"/>
      <style:text-properties style:font-name="Arial" fo:font-size="10pt" fo:language="es" fo:country="ES" officeooo:rsid="009293cc" officeooo:paragraph-rsid="009293cc" style:font-size-asian="10pt" style:font-size-complex="10pt"/>
    </style:style>
    <style:style style:name="P100" style:family="paragraph" style:parent-style-name="Standard" style:list-style-name="L1">
      <loext:graphic-properties draw:fill="none"/>
      <style:paragraph-properties fo:text-align="justify" style:justify-single-word="false" fo:background-color="transparent"/>
      <style:text-properties style:font-name="Arial" fo:font-size="10pt" fo:language="es" fo:country="ES" fo:font-weight="normal" officeooo:rsid="009293cc" officeooo:paragraph-rsid="009293cc" style:font-size-asian="10pt" style:font-weight-asian="normal" style:font-size-complex="10pt" style:font-weight-complex="normal"/>
    </style:style>
    <style:style style:name="P101" style:family="paragraph" style:parent-style-name="Standard" style:list-style-name="L1">
      <loext:graphic-properties draw:fill="none"/>
      <style:paragraph-properties fo:text-align="justify" style:justify-single-word="false" fo:background-color="transparent"/>
      <style:text-properties style:font-name="Arial" fo:font-size="10pt" fo:language="es" fo:country="ES" fo:font-weight="normal" officeooo:rsid="00953d83" officeooo:paragraph-rsid="00953d83" style:font-size-asian="10pt" style:font-weight-asian="normal" style:font-size-complex="10pt" style:font-weight-complex="normal"/>
    </style:style>
    <style:style style:name="P102" style:family="paragraph" style:parent-style-name="Standard" style:list-style-name="L1">
      <loext:graphic-properties draw:fill="none"/>
      <style:paragraph-properties fo:text-align="justify" style:justify-single-word="false" fo:background-color="transparent"/>
      <style:text-properties style:font-name="Arial" fo:font-size="10pt" fo:language="es" fo:country="ES" fo:font-weight="normal" officeooo:rsid="00932cf9" officeooo:paragraph-rsid="00932cf9" style:font-size-asian="10pt" style:font-weight-asian="normal" style:font-size-complex="10pt" style:font-weight-complex="normal"/>
    </style:style>
    <style:style style:name="P103" style:family="paragraph" style:parent-style-name="Standard" style:list-style-name="L2">
      <loext:graphic-properties draw:fill="none"/>
      <style:paragraph-properties fo:text-align="justify" style:justify-single-word="false" fo:background-color="transparent"/>
      <style:text-properties style:font-name="Arial" fo:font-size="10pt" fo:language="es" fo:country="ES" fo:font-weight="normal" officeooo:rsid="00b388da" officeooo:paragraph-rsid="00b388da" style:font-size-asian="10pt" style:font-weight-asian="normal" style:font-size-complex="10pt" style:font-weight-complex="normal"/>
    </style:style>
    <style:style style:name="P104" style:family="paragraph" style:parent-style-name="Standard" style:list-style-name="L3">
      <loext:graphic-properties draw:fill="none"/>
      <style:paragraph-properties fo:text-align="justify" style:justify-single-word="false" fo:background-color="transparent"/>
      <style:text-properties style:font-name="Arial" fo:font-size="10pt" fo:language="es" fo:country="ES" fo:font-weight="normal" officeooo:rsid="00b4f8bb" officeooo:paragraph-rsid="00b4f8bb" style:font-size-asian="10pt" style:font-weight-asian="normal" style:font-size-complex="10pt" style:font-weight-complex="normal"/>
    </style:style>
    <style:style style:name="P105" style:family="paragraph" style:parent-style-name="Standard" style:list-style-name="L1">
      <loext:graphic-properties draw:fill="none"/>
      <style:paragraph-properties fo:text-align="justify" style:justify-single-word="false" fo:background-color="transparent"/>
      <style:text-properties officeooo:paragraph-rsid="009293cc"/>
    </style:style>
    <style:style style:name="P106" style:family="paragraph" style:parent-style-name="Standard" style:list-style-name="L5">
      <loext:graphic-properties draw:fill="none"/>
      <style:paragraph-properties fo:text-align="justify" style:justify-single-word="false" fo:background-color="transparent"/>
      <style:text-properties officeooo:paragraph-rsid="00bf93c1"/>
    </style:style>
    <style:style style:name="P107" style:family="paragraph" style:parent-style-name="Standard" style:list-style-name="L8">
      <loext:graphic-properties draw:fill="none"/>
      <style:paragraph-properties fo:text-align="justify" style:justify-single-word="false" fo:background-color="transparent"/>
      <style:text-properties officeooo:paragraph-rsid="009fcef3"/>
    </style:style>
    <style:style style:name="P108" style:family="paragraph" style:parent-style-name="Standard" style:list-style-name="L12">
      <loext:graphic-properties draw:fill="none"/>
      <style:paragraph-properties fo:text-align="justify" style:justify-single-word="false" fo:background-color="transparent"/>
      <style:text-properties officeooo:paragraph-rsid="00dd7646"/>
    </style:style>
    <style:style style:name="P109" style:family="paragraph" style:parent-style-name="Standard" style:list-style-name="L12">
      <loext:graphic-properties draw:fill="none"/>
      <style:paragraph-properties fo:text-align="justify" style:justify-single-word="false" fo:background-color="transparent"/>
      <style:text-properties officeooo:paragraph-rsid="00f9c7ed"/>
    </style:style>
    <style:style style:name="P110" style:family="paragraph" style:parent-style-name="Standard" style:list-style-name="L2">
      <loext:graphic-properties draw:fill="none"/>
      <style:paragraph-properties fo:text-align="justify" style:justify-single-word="false" fo:background-color="transparent"/>
      <style:text-properties fo:color="#000000" style:font-name="Arial" fo:font-size="10pt" fo:language="es" fo:country="ES" fo:font-weight="normal" officeooo:rsid="00e7506f" officeooo:paragraph-rsid="00e7506f" style:font-size-asian="10pt" style:font-weight-asian="normal" style:font-size-complex="10pt" style:font-weight-complex="normal"/>
    </style:style>
    <style:style style:name="P111" style:family="paragraph" style:parent-style-name="Standard" style:list-style-name="L4">
      <loext:graphic-properties draw:fill="none"/>
      <style:paragraph-properties fo:text-align="justify" style:justify-single-word="false" fo:background-color="transparent"/>
      <style:text-properties fo:color="#000000" style:font-name="Arial" fo:font-size="10pt" fo:language="es" fo:country="ES" fo:font-weight="normal" officeooo:rsid="00bf93c1" officeooo:paragraph-rsid="00bf93c1" style:font-size-asian="10pt" style:font-weight-asian="normal" style:font-size-complex="10pt" style:font-weight-complex="normal"/>
    </style:style>
    <style:style style:name="P112" style:family="paragraph" style:parent-style-name="Standard" style:list-style-name="L4">
      <loext:graphic-properties draw:fill="none"/>
      <style:paragraph-properties fo:text-align="justify" style:justify-single-word="false" fo:background-color="transparent"/>
      <style:text-properties fo:color="#000000" style:font-name="Arial" fo:font-size="10pt" fo:language="es" fo:country="ES" fo:font-weight="normal" officeooo:rsid="00e41ee8" officeooo:paragraph-rsid="00e41ee8" style:font-size-asian="10pt" style:font-weight-asian="normal" style:font-size-complex="10pt" style:font-weight-complex="normal"/>
    </style:style>
    <style:style style:name="P113" style:family="paragraph" style:parent-style-name="Standard" style:list-style-name="L5">
      <loext:graphic-properties draw:fill="none"/>
      <style:paragraph-properties fo:text-align="justify" style:justify-single-word="false" fo:background-color="transparent"/>
      <style:text-properties fo:color="#000000" style:font-name="Arial" fo:font-size="10pt" fo:language="es" fo:country="ES" fo:font-weight="normal" officeooo:rsid="00c15351" officeooo:paragraph-rsid="00bf93c1" style:font-size-asian="10pt" style:font-weight-asian="normal" style:font-size-complex="10pt" style:font-weight-complex="normal"/>
    </style:style>
    <style:style style:name="P114" style:family="paragraph" style:parent-style-name="Standard" style:list-style-name="L5">
      <loext:graphic-properties draw:fill="none"/>
      <style:paragraph-properties fo:text-align="justify" style:justify-single-word="false" fo:background-color="transparent"/>
      <style:text-properties fo:color="#000000" style:font-name="Arial" fo:font-size="10pt" fo:language="es" fo:country="ES" fo:font-weight="normal" officeooo:rsid="00c15351" officeooo:paragraph-rsid="00c15351" style:font-size-asian="10pt" style:font-weight-asian="normal" style:font-size-complex="10pt" style:font-weight-complex="normal"/>
    </style:style>
    <style:style style:name="P115" style:family="paragraph" style:parent-style-name="Standard" style:list-style-name="L7">
      <loext:graphic-properties draw:fill="none"/>
      <style:paragraph-properties fo:text-align="justify" style:justify-single-word="false" fo:background-color="transparent"/>
      <style:text-properties fo:color="#000000" style:font-name="Arial" fo:font-size="10pt" fo:language="es" fo:country="ES" fo:font-weight="normal" officeooo:rsid="00a9ae0f" officeooo:paragraph-rsid="00a9ae0f" style:font-size-asian="10pt" style:font-weight-asian="normal" style:font-size-complex="10pt" style:font-weight-complex="normal"/>
    </style:style>
    <style:style style:name="P116" style:family="paragraph" style:parent-style-name="Standard" style:list-style-name="L8">
      <loext:graphic-properties draw:fill="none"/>
      <style:paragraph-properties fo:text-align="justify" style:justify-single-word="false" fo:background-color="transparent"/>
      <style:text-properties fo:color="#000000" style:font-name="Arial" fo:font-size="10pt" fo:language="es" fo:country="ES" fo:font-weight="normal" officeooo:rsid="009fcef3" officeooo:paragraph-rsid="009fcef3" style:font-size-asian="10pt" style:font-weight-asian="normal" style:font-size-complex="10pt" style:font-weight-complex="normal"/>
    </style:style>
    <style:style style:name="P117" style:family="paragraph" style:parent-style-name="Standard" style:list-style-name="L9">
      <loext:graphic-properties draw:fill="none"/>
      <style:paragraph-properties fo:text-align="justify" style:justify-single-word="false" fo:background-color="transparent"/>
      <style:text-properties fo:color="#000000" style:font-name="Arial" fo:font-size="10pt" fo:language="es" fo:country="ES" fo:font-weight="normal" officeooo:rsid="00cf6141" officeooo:paragraph-rsid="00d1055e" style:font-size-asian="10pt" style:font-weight-asian="normal" style:font-size-complex="10pt" style:font-weight-complex="normal"/>
    </style:style>
    <style:style style:name="P118" style:family="paragraph" style:parent-style-name="Standard" style:list-style-name="L9">
      <loext:graphic-properties draw:fill="none"/>
      <style:paragraph-properties fo:text-align="justify" style:justify-single-word="false" fo:background-color="transparent"/>
      <style:text-properties fo:color="#000000" style:font-name="Arial" fo:font-size="10pt" fo:language="es" fo:country="ES" fo:font-weight="normal" officeooo:rsid="00cf6141" officeooo:paragraph-rsid="00cf6141" style:font-size-asian="10pt" style:font-weight-asian="normal" style:font-size-complex="10pt" style:font-weight-complex="normal"/>
    </style:style>
    <style:style style:name="P119" style:family="paragraph" style:parent-style-name="Standard" style:list-style-name="L10">
      <loext:graphic-properties draw:fill="none"/>
      <style:paragraph-properties fo:text-align="justify" style:justify-single-word="false" fo:background-color="transparent"/>
      <style:text-properties fo:color="#000000" style:font-name="Arial" fo:font-size="10pt" fo:language="es" fo:country="ES" fo:font-weight="normal" officeooo:rsid="00d3abc9" officeooo:paragraph-rsid="00d3abc9" style:font-size-asian="10pt" style:font-weight-asian="normal" style:font-size-complex="10pt" style:font-weight-complex="normal"/>
    </style:style>
    <style:style style:name="P120" style:family="paragraph" style:parent-style-name="Standard" style:list-style-name="L10">
      <loext:graphic-properties draw:fill="none"/>
      <style:paragraph-properties fo:text-align="justify" style:justify-single-word="false" fo:background-color="transparent"/>
      <style:text-properties fo:color="#000000" style:font-name="Arial" fo:font-size="10pt" fo:language="es" fo:country="ES" fo:font-weight="normal" officeooo:rsid="00d3abc9" officeooo:paragraph-rsid="00d8f2c2" style:font-size-asian="10pt" style:font-weight-asian="normal" style:font-size-complex="10pt" style:font-weight-complex="normal"/>
    </style:style>
    <style:style style:name="P121" style:family="paragraph" style:parent-style-name="Standard" style:list-style-name="L10">
      <loext:graphic-properties draw:fill="none"/>
      <style:paragraph-properties fo:text-align="justify" style:justify-single-word="false" fo:background-color="transparent"/>
      <style:text-properties fo:color="#000000" style:font-name="Arial" fo:font-size="10pt" fo:language="es" fo:country="ES" fo:font-weight="normal" officeooo:rsid="00d3abc9" officeooo:paragraph-rsid="00fa0e2d" style:font-size-asian="10pt" style:font-weight-asian="normal" style:font-size-complex="10pt" style:font-weight-complex="normal"/>
    </style:style>
    <style:style style:name="P122" style:family="paragraph" style:parent-style-name="Standard" style:list-style-name="L11">
      <loext:graphic-properties draw:fill="none"/>
      <style:paragraph-properties fo:text-align="justify" style:justify-single-word="false" fo:background-color="transparent"/>
      <style:text-properties fo:color="#000000" style:font-name="Arial" fo:font-size="10pt" fo:language="es" fo:country="ES" fo:font-weight="normal" officeooo:rsid="00d50e5e" officeooo:paragraph-rsid="00d50e5e" style:font-size-asian="10pt" style:font-weight-asian="normal" style:font-size-complex="10pt" style:font-weight-complex="normal"/>
    </style:style>
    <style:style style:name="P123" style:family="paragraph" style:parent-style-name="Standard" style:list-style-name="L11">
      <loext:graphic-properties draw:fill="none"/>
      <style:paragraph-properties fo:text-align="justify" style:justify-single-word="false" fo:background-color="transparent"/>
      <style:text-properties fo:color="#000000" style:font-name="Arial" fo:font-size="10pt" fo:language="es" fo:country="ES" fo:font-weight="normal" officeooo:rsid="00d50e5e" officeooo:paragraph-rsid="00d6f2fb" style:font-size-asian="10pt" style:font-weight-asian="normal" style:font-size-complex="10pt" style:font-weight-complex="normal"/>
    </style:style>
    <style:style style:name="P124" style:family="paragraph" style:parent-style-name="Standard" style:list-style-name="L10">
      <loext:graphic-properties draw:fill="none"/>
      <style:paragraph-properties fo:text-align="justify" style:justify-single-word="false" fo:background-color="transparent"/>
      <style:text-properties fo:color="#000000" style:font-name="Arial" fo:font-size="10pt" fo:language="es" fo:country="ES" fo:font-weight="normal" officeooo:rsid="00dae8b9" officeooo:paragraph-rsid="00dae8b9" style:font-size-asian="10pt" style:font-weight-asian="normal" style:font-size-complex="10pt" style:font-weight-complex="normal"/>
    </style:style>
    <style:style style:name="P125" style:family="paragraph" style:parent-style-name="Standard">
      <loext:graphic-properties draw:fill="none"/>
      <style:paragraph-properties fo:text-align="justify" style:justify-single-word="false" fo:background-color="transparent"/>
      <style:text-properties fo:color="#000000" style:font-name="Arial" fo:font-size="10pt" fo:language="es" fo:country="ES" fo:font-weight="normal" officeooo:rsid="00dae8b9" officeooo:paragraph-rsid="00dae8b9" style:font-size-asian="10pt" style:font-weight-asian="normal" style:font-size-complex="10pt" style:font-weight-complex="normal"/>
    </style:style>
    <style:style style:name="P126" style:family="paragraph" style:parent-style-name="Standard" style:list-style-name="L12">
      <loext:graphic-properties draw:fill="none"/>
      <style:paragraph-properties fo:text-align="justify" style:justify-single-word="false" fo:background-color="transparent"/>
      <style:text-properties fo:color="#000000" style:font-name="Arial" fo:font-size="10pt" fo:language="es" fo:country="ES" fo:font-weight="normal" officeooo:rsid="00dd7646" officeooo:paragraph-rsid="00dd7646" style:font-size-asian="10pt" style:font-weight-asian="normal" style:font-size-complex="10pt" style:font-weight-complex="normal"/>
    </style:style>
    <style:style style:name="P127" style:family="paragraph" style:parent-style-name="Standard" style:list-style-name="L10">
      <loext:graphic-properties draw:fill="none"/>
      <style:paragraph-properties fo:text-align="justify" style:justify-single-word="false" fo:background-color="transparent"/>
      <style:text-properties fo:color="#000000" style:font-name="Arial" fo:font-size="10pt" fo:language="es" fo:country="ES" fo:font-weight="normal" officeooo:rsid="00fa0e2d" officeooo:paragraph-rsid="00fa0e2d" style:font-size-asian="10pt" style:font-weight-asian="normal" style:font-size-complex="10pt" style:font-weight-complex="normal"/>
    </style:style>
    <style:style style:name="P128" style:family="paragraph" style:parent-style-name="Standard" style:list-style-name="L12">
      <loext:graphic-properties draw:fill="none"/>
      <style:paragraph-properties fo:text-align="justify" style:justify-single-word="false" fo:background-color="transparent"/>
      <style:text-properties officeooo:rsid="00f9c7ed" officeooo:paragraph-rsid="00f9c7ed"/>
    </style:style>
    <style:style style:name="P129" style:family="paragraph" style:parent-style-name="Standard" style:list-style-name="L5" style:master-page-name="">
      <loext:graphic-properties draw:fill="none"/>
      <style:paragraph-properties fo:margin-left="4.001cm" fo:margin-right="0cm" fo:text-align="justify" style:justify-single-word="false" fo:text-indent="-0.6cm" style:auto-text-indent="false" style:page-number="auto" fo:background-color="transparent"/>
      <style:text-properties fo:color="#000000" style:font-name="Arial" fo:font-size="10pt" fo:language="es" fo:country="ES" fo:font-weight="normal" officeooo:rsid="00e41ee8" officeooo:paragraph-rsid="00e41ee8" style:font-size-asian="10pt" style:font-weight-asian="normal" style:font-size-complex="10pt" style:font-weight-complex="normal"/>
    </style:style>
    <style:style style:name="P130" style:family="paragraph" style:parent-style-name="Standard" style:list-style-name="L5">
      <loext:graphic-properties draw:fill="none"/>
      <style:paragraph-properties fo:margin-left="4.001cm" fo:margin-right="0cm" fo:text-align="justify" style:justify-single-word="false" fo:text-indent="-0.6cm" style:auto-text-indent="false" fo:background-color="transparent"/>
      <style:text-properties fo:color="#000000" style:font-name="Arial" fo:font-size="10pt" fo:language="es" fo:country="ES" fo:font-weight="normal" officeooo:rsid="00ed5a74" officeooo:paragraph-rsid="00ed5a74" style:font-size-asian="10pt" style:font-weight-asian="normal" style:font-size-complex="10pt" style:font-weight-complex="normal"/>
    </style:style>
    <style:style style:name="P131"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font-name="Arial" fo:font-size="10pt" fo:language="es" fo:country="ES" fo:font-weight="normal" officeooo:rsid="00d3abc9" officeooo:paragraph-rsid="00fa0e2d" style:font-size-asian="10pt" style:font-weight-asian="normal" style:font-size-complex="10pt" style:font-weight-complex="normal"/>
    </style:style>
    <style:style style:name="P132"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font-name="Arial" fo:font-size="10pt" fo:language="es" fo:country="ES" fo:font-style="normal" fo:font-weight="normal" officeooo:rsid="00f83bb8" officeooo:paragraph-rsid="00f83bb8" style:font-size-asian="10pt" style:font-style-asian="normal" style:font-weight-asian="normal" style:font-size-complex="10pt" style:font-style-complex="normal" style:font-weight-complex="normal"/>
    </style:style>
    <style:style style:name="P13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style="normal" fo:font-weight="normal" officeooo:rsid="00f83bb8" officeooo:paragraph-rsid="00f83bb8" style:font-size-asian="10pt" style:font-style-asian="normal" style:font-weight-asian="normal" style:font-size-complex="10pt" style:font-style-complex="normal" style:font-weight-complex="normal"/>
    </style:style>
    <style:style style:name="P13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cd6256" officeooo:paragraph-rsid="00cd6256" style:font-size-asian="10pt" style:font-weight-asian="normal" style:font-size-complex="10pt" style:font-weight-complex="normal"/>
    </style:style>
    <style:style style:name="P13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0f83bb8"/>
    </style:style>
    <style:style style:name="P13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0f9c7ed"/>
    </style:style>
    <style:style style:name="P13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0fa0e2d"/>
    </style:style>
    <style:style style:name="P13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rsid="00f9c7ed" officeooo:paragraph-rsid="00f9c7ed"/>
    </style:style>
    <style:style style:name="P13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bc13b3"/>
    </style:style>
    <style:style style:name="P14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text-position="0% 100%" style:font-name="Arial" fo:font-size="10pt" fo:language="es" fo:country="ES" fo:font-weight="bold" officeooo:rsid="00953d83" officeooo:paragraph-rsid="00953d83" style:font-size-asian="10pt" style:font-weight-asian="bold" style:font-size-complex="10pt" style:font-weight-complex="bold"/>
    </style:style>
    <style:style style:name="P14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text-position="0% 100%" style:font-name="Arial" fo:font-size="10pt" fo:language="es" fo:country="ES" fo:font-weight="bold" officeooo:rsid="0099138f" officeooo:paragraph-rsid="0099138f" style:font-size-asian="10pt" style:font-weight-asian="bold" style:font-size-complex="10pt" style:font-weight-complex="bold"/>
    </style:style>
    <style:style style:name="P14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font-name="Arial" fo:font-size="10pt" fo:language="es" fo:country="ES" fo:font-weight="bold" officeooo:rsid="0015290d" officeooo:paragraph-rsid="009adf42" style:font-size-asian="10pt" style:font-weight-asian="bold" style:font-size-complex="10pt" style:font-weight-complex="bold"/>
    </style:style>
    <style:style style:name="P143"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officeooo:paragraph-rsid="00fa7e00"/>
    </style:style>
    <style:style style:name="P14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0fa7e00"/>
    </style:style>
    <style:style style:name="P14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0faf135"/>
    </style:style>
    <style:style style:name="P14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rsid="00fa7e00" officeooo:paragraph-rsid="00fa0e2d"/>
    </style:style>
    <style:style style:name="P14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0fca133" officeooo:paragraph-rsid="00fca133" style:font-size-asian="10pt" style:font-weight-asian="normal" style:font-size-complex="10pt" style:font-weight-complex="normal"/>
    </style:style>
    <style:style style:name="P148" style:family="paragraph" style:parent-style-name="Table_20_Contents" style:list-style-name="L6">
      <style:paragraph-properties fo:text-align="justify" style:justify-single-word="false"/>
      <style:text-properties style:font-name="Arial" fo:font-size="10pt" officeooo:rsid="00c15351" officeooo:paragraph-rsid="00c15351" style:font-size-asian="10pt" style:font-size-complex="10pt"/>
    </style:style>
    <style:style style:name="P149" style:family="paragraph" style:parent-style-name="Table_20_Contents" style:list-style-name="L6">
      <style:paragraph-properties fo:text-align="justify" style:justify-single-word="false"/>
      <style:text-properties style:font-name="Arial" fo:font-size="10pt" officeooo:rsid="00c15c61" officeooo:paragraph-rsid="00c15c61" style:font-size-asian="10pt" style:font-size-complex="10pt"/>
    </style:style>
    <style:style style:name="T1" style:family="text">
      <style:text-properties officeooo:rsid="009293cc"/>
    </style:style>
    <style:style style:name="T2" style:family="text">
      <style:text-properties officeooo:rsid="006e2229"/>
    </style:style>
    <style:style style:name="T3" style:family="text">
      <style:text-properties fo:font-weight="bold" style:font-weight-asian="bold" style:font-weight-complex="bold"/>
    </style:style>
    <style:style style:name="T4" style:family="text">
      <style:text-properties fo:font-weight="bold" officeooo:rsid="005df6b3" style:font-weight-asian="bold" style:font-weight-complex="bold"/>
    </style:style>
    <style:style style:name="T5" style:family="text">
      <style:text-properties officeooo:rsid="005df6b3"/>
    </style:style>
    <style:style style:name="T6" style:family="text">
      <style:text-properties fo:font-weight="normal" style:font-weight-asian="normal" style:font-weight-complex="normal"/>
    </style:style>
    <style:style style:name="T7" style:family="text">
      <style:text-properties fo:font-weight="normal" officeooo:rsid="00966ba0" style:font-weight-asian="normal" style:font-weight-complex="normal"/>
    </style:style>
    <style:style style:name="T8" style:family="text">
      <style:text-properties officeooo:rsid="009a41c7"/>
    </style:style>
    <style:style style:name="T9" style:family="text">
      <style:text-properties officeooo:rsid="009adf42"/>
    </style:style>
    <style:style style:name="T10" style:family="text">
      <style:text-properties officeooo:rsid="009c8205"/>
    </style:style>
    <style:style style:name="T11" style:family="text">
      <style:text-properties officeooo:rsid="009fcef3"/>
    </style:style>
    <style:style style:name="T12" style:family="text">
      <style:text-properties officeooo:rsid="00a0af19"/>
    </style:style>
    <style:style style:name="T13" style:family="text">
      <style:text-properties officeooo:rsid="00a31e0d"/>
    </style:style>
    <style:style style:name="T14" style:family="text">
      <style:text-properties fo:font-style="italic" style:font-style-asian="italic" style:font-style-complex="italic"/>
    </style:style>
    <style:style style:name="T15" style:family="text">
      <style:text-properties fo:font-style="italic" officeooo:rsid="00dae8b9" style:font-style-asian="italic" style:font-style-complex="italic"/>
    </style:style>
    <style:style style:name="T16" style:family="text">
      <style:text-properties fo:font-style="italic" officeooo:rsid="00dbe5e2" style:font-style-asian="italic" style:font-style-complex="italic"/>
    </style:style>
    <style:style style:name="T17" style:family="text">
      <style:text-properties officeooo:rsid="00a71f04"/>
    </style:style>
    <style:style style:name="T18" style:family="text">
      <style:text-properties officeooo:rsid="00a9ae0f"/>
    </style:style>
    <style:style style:name="T19" style:family="text">
      <style:text-properties officeooo:rsid="00ae5379"/>
    </style:style>
    <style:style style:name="T20" style:family="text">
      <style:text-properties officeooo:rsid="00b4f8bb"/>
    </style:style>
    <style:style style:name="T21" style:family="text">
      <style:text-properties style:font-name="Arial" fo:font-size="10pt" fo:language="es" fo:country="ES" fo:font-weight="normal" officeooo:rsid="005df6b3" style:font-size-asian="10pt" style:font-weight-asian="normal" style:font-size-complex="10pt" style:font-weight-complex="normal"/>
    </style:style>
    <style:style style:name="T22" style:family="text">
      <style:text-properties style:font-name="Arial" fo:font-size="10pt" fo:language="es" fo:country="ES" fo:font-weight="normal" officeooo:rsid="00966ba0" style:font-size-asian="10pt" style:font-weight-asian="normal" style:font-size-complex="10pt" style:font-weight-complex="normal"/>
    </style:style>
    <style:style style:name="T23" style:family="text">
      <style:text-properties style:font-name="Arial" fo:font-size="10pt" fo:language="es" fo:country="ES" fo:font-weight="normal" officeooo:rsid="00b1363a" style:font-size-asian="10pt" style:font-weight-asian="normal" style:font-size-complex="10pt" style:font-weight-complex="normal"/>
    </style:style>
    <style:style style:name="T24" style:family="text">
      <style:text-properties style:font-name="Arial" fo:font-size="10pt" fo:language="es" fo:country="ES" fo:font-weight="normal" officeooo:rsid="00e55ecd" style:font-size-asian="10pt" style:font-weight-asian="normal" style:font-size-complex="10pt" style:font-weight-complex="normal"/>
    </style:style>
    <style:style style:name="T25" style:family="text">
      <style:text-properties style:font-name="Arial" fo:font-size="10pt" fo:language="es" fo:country="ES" fo:font-weight="normal" officeooo:rsid="009293cc" style:font-size-asian="10pt" style:font-weight-asian="normal" style:font-size-complex="10pt" style:font-weight-complex="normal"/>
    </style:style>
    <style:style style:name="T26" style:family="text">
      <style:text-properties style:font-name="Arial" fo:font-size="10pt" fo:language="es" fo:country="ES" fo:font-weight="bold" officeooo:rsid="009293cc" style:font-size-asian="10pt" style:font-weight-asian="bold" style:font-size-complex="10pt" style:font-weight-complex="bold"/>
    </style:style>
    <style:style style:name="T27" style:family="text">
      <style:text-properties style:font-name="Arial" fo:font-size="10pt" fo:language="es" fo:country="ES" fo:font-weight="bold" officeooo:rsid="00966ba0" style:font-size-asian="10pt" style:font-weight-asian="bold" style:font-size-complex="10pt" style:font-weight-complex="bold"/>
    </style:style>
    <style:style style:name="T28" style:family="text">
      <style:text-properties officeooo:rsid="00ba507d"/>
    </style:style>
    <style:style style:name="T29" style:family="text">
      <style:text-properties officeooo:rsid="00be098b"/>
    </style:style>
    <style:style style:name="T30" style:family="text">
      <style:text-properties officeooo:rsid="00c2315b"/>
    </style:style>
    <style:style style:name="T31" style:family="text">
      <style:text-properties officeooo:rsid="00c4124d"/>
    </style:style>
    <style:style style:name="T32" style:family="text">
      <style:text-properties officeooo:rsid="00c62029"/>
    </style:style>
    <style:style style:name="T33" style:family="text">
      <style:text-properties officeooo:rsid="00c75549"/>
    </style:style>
    <style:style style:name="T34" style:family="text">
      <style:text-properties officeooo:rsid="00d1055e"/>
    </style:style>
    <style:style style:name="T35" style:family="text">
      <style:text-properties officeooo:rsid="00d41c6e"/>
    </style:style>
    <style:style style:name="T36" style:family="text">
      <style:text-properties officeooo:rsid="00d6f2fb"/>
    </style:style>
    <style:style style:name="T37" style:family="text">
      <style:text-properties officeooo:rsid="00d8f2c2"/>
    </style:style>
    <style:style style:name="T38" style:family="text">
      <style:text-properties officeooo:rsid="00dae8b9"/>
    </style:style>
    <style:style style:name="T39" style:family="text">
      <style:text-properties officeooo:rsid="00dbe5e2"/>
    </style:style>
    <style:style style:name="T40" style:family="text">
      <style:text-properties officeooo:rsid="00dcf4ea"/>
    </style:style>
    <style:style style:name="T41" style:family="text">
      <style:text-properties officeooo:rsid="00dd7646"/>
    </style:style>
    <style:style style:name="T42" style:family="text">
      <style:text-properties officeooo:rsid="00e41ee8"/>
    </style:style>
    <style:style style:name="T43" style:family="text">
      <style:text-properties officeooo:rsid="00e55ecd"/>
    </style:style>
    <style:style style:name="T44" style:family="text">
      <style:text-properties officeooo:rsid="00e7506f"/>
    </style:style>
    <style:style style:name="T45" style:family="text">
      <style:text-properties fo:color="#000000" style:font-name="Arial" fo:font-size="10pt" fo:language="es" fo:country="ES" fo:font-weight="normal" style:font-size-asian="10pt" style:font-weight-asian="normal" style:font-size-complex="10pt" style:font-weight-complex="normal"/>
    </style:style>
    <style:style style:name="T46" style:family="text">
      <style:text-properties fo:color="#000000" style:font-name="Arial" fo:font-size="10pt" fo:language="es" fo:country="ES" fo:font-weight="normal" officeooo:rsid="00bf93c1" style:font-size-asian="10pt" style:font-weight-asian="normal" style:font-size-complex="10pt" style:font-weight-complex="normal"/>
    </style:style>
    <style:style style:name="T47" style:family="text">
      <style:text-properties fo:color="#000000" style:font-name="Arial" fo:font-size="10pt" fo:language="es" fo:country="ES" fo:font-weight="normal" officeooo:rsid="00c4124d" style:font-size-asian="10pt" style:font-weight-asian="normal" style:font-size-complex="10pt" style:font-weight-complex="normal"/>
    </style:style>
    <style:style style:name="T48" style:family="text">
      <style:text-properties fo:color="#000000" style:font-name="Arial" fo:font-size="10pt" fo:language="es" fo:country="ES" fo:font-weight="normal" officeooo:rsid="00ed5a74" style:font-size-asian="10pt" style:font-weight-asian="normal" style:font-size-complex="10pt" style:font-weight-complex="normal"/>
    </style:style>
    <style:style style:name="T49" style:family="text">
      <style:text-properties fo:color="#000000" style:font-name="Arial" fo:font-size="10pt" fo:language="es" fo:country="ES" fo:font-weight="normal" officeooo:rsid="00c15351" style:font-size-asian="10pt" style:font-weight-asian="normal" style:font-size-complex="10pt" style:font-weight-complex="normal"/>
    </style:style>
    <style:style style:name="T50" style:family="text">
      <style:text-properties fo:color="#000000" style:font-name="Arial" fo:font-size="10pt" fo:language="es" fo:country="ES" fo:font-weight="normal" officeooo:rsid="00f2d377" style:font-size-asian="10pt" style:font-weight-asian="normal" style:font-size-complex="10pt" style:font-weight-complex="normal"/>
    </style:style>
    <style:style style:name="T51" style:family="text">
      <style:text-properties fo:color="#000000" style:font-name="Arial" fo:font-size="10pt" fo:language="es" fo:country="ES" fo:font-weight="normal" officeooo:rsid="00a9ae0f" style:font-size-asian="10pt" style:font-weight-asian="normal" style:font-size-complex="10pt" style:font-weight-complex="normal"/>
    </style:style>
    <style:style style:name="T52" style:family="text">
      <style:text-properties fo:color="#000000" style:font-name="Arial" fo:font-size="10pt" fo:language="es" fo:country="ES" fo:font-weight="normal" officeooo:rsid="00c62029" style:font-size-asian="10pt" style:font-weight-asian="normal" style:font-size-complex="10pt" style:font-weight-complex="normal"/>
    </style:style>
    <style:style style:name="T53" style:family="text">
      <style:text-properties fo:color="#000000" style:font-name="Arial" fo:font-size="10pt" fo:language="es" fo:country="ES" fo:font-weight="normal" officeooo:rsid="009fcef3" style:font-size-asian="10pt" style:font-weight-asian="normal" style:font-size-complex="10pt" style:font-weight-complex="normal"/>
    </style:style>
    <style:style style:name="T54" style:family="text">
      <style:text-properties fo:color="#000000" style:font-name="Arial" fo:font-size="10pt" fo:language="es" fo:country="ES" fo:font-weight="normal" officeooo:rsid="00f341e7" style:font-size-asian="10pt" style:font-weight-asian="normal" style:font-size-complex="10pt" style:font-weight-complex="normal"/>
    </style:style>
    <style:style style:name="T55" style:family="text">
      <style:text-properties fo:color="#000000" style:font-name="Arial" fo:font-size="10pt" fo:language="es" fo:country="ES" fo:font-weight="normal" officeooo:rsid="00d3abc9" style:font-size-asian="10pt" style:font-weight-asian="normal" style:font-size-complex="10pt" style:font-weight-complex="normal"/>
    </style:style>
    <style:style style:name="T56" style:family="text">
      <style:text-properties fo:color="#000000" style:font-name="Arial" fo:font-size="10pt" fo:language="es" fo:country="ES" fo:font-weight="normal" officeooo:rsid="00f52104" style:font-size-asian="10pt" style:font-weight-asian="normal" style:font-size-complex="10pt" style:font-weight-complex="normal"/>
    </style:style>
    <style:style style:name="T57" style:family="text">
      <style:text-properties fo:color="#000000" style:font-name="Arial" fo:font-size="10pt" fo:language="es" fo:country="ES" fo:font-weight="normal" officeooo:rsid="00d8f2c2" style:font-size-asian="10pt" style:font-weight-asian="normal" style:font-size-complex="10pt" style:font-weight-complex="normal"/>
    </style:style>
    <style:style style:name="T58" style:family="text">
      <style:text-properties fo:color="#000000" style:font-name="Arial" fo:font-size="10pt" fo:language="es" fo:country="ES" fo:font-weight="normal" officeooo:rsid="00f6fd7d" style:font-size-asian="10pt" style:font-weight-asian="normal" style:font-size-complex="10pt" style:font-weight-complex="normal"/>
    </style:style>
    <style:style style:name="T59" style:family="text">
      <style:text-properties fo:color="#000000" style:font-name="Arial" fo:font-size="10pt" fo:language="es" fo:country="ES" fo:font-weight="normal" officeooo:rsid="00afaa4d" style:font-size-asian="10pt" style:font-weight-asian="normal" style:font-size-complex="10pt" style:font-weight-complex="normal"/>
    </style:style>
    <style:style style:name="T60" style:family="text">
      <style:text-properties fo:color="#000000" style:font-name="Arial" fo:font-size="10pt" fo:language="es" fo:country="ES" fo:font-weight="normal" officeooo:rsid="00dd7646" style:font-size-asian="10pt" style:font-weight-asian="normal" style:font-size-complex="10pt" style:font-weight-complex="normal"/>
    </style:style>
    <style:style style:name="T61" style:family="text">
      <style:text-properties fo:color="#000000" style:font-name="Arial" fo:font-size="10pt" fo:language="es" fo:country="ES" fo:font-weight="normal" officeooo:rsid="00de8934" style:font-size-asian="10pt" style:font-weight-asian="normal" style:font-size-complex="10pt" style:font-weight-complex="normal"/>
    </style:style>
    <style:style style:name="T62" style:family="text">
      <style:text-properties fo:color="#000000" style:font-name="Arial" fo:font-size="10pt" fo:language="es" fo:country="ES" fo:font-weight="normal" officeooo:rsid="00f8cf30" style:font-size-asian="10pt" style:font-weight-asian="normal" style:font-size-complex="10pt" style:font-weight-complex="normal"/>
    </style:style>
    <style:style style:name="T63" style:family="text">
      <style:text-properties fo:color="#000000" style:font-name="Arial" fo:font-size="10pt" fo:language="es" fo:country="ES" fo:font-weight="normal" officeooo:rsid="00f9c7ed" style:font-size-asian="10pt" style:font-weight-asian="normal" style:font-size-complex="10pt" style:font-weight-complex="normal"/>
    </style:style>
    <style:style style:name="T64" style:family="text">
      <style:text-properties fo:color="#000000" style:font-name="Arial" fo:font-size="10pt" fo:language="es" fo:country="ES" fo:font-weight="normal" officeooo:rsid="00dfb9a7" style:font-size-asian="10pt" style:font-weight-asian="normal" style:font-size-complex="10pt" style:font-weight-complex="normal"/>
    </style:style>
    <style:style style:name="T65" style:family="text">
      <style:text-properties fo:color="#000000" style:font-name="Arial" fo:font-size="10pt" fo:language="es" fo:country="ES" fo:font-weight="normal" officeooo:rsid="00fa0e2d" style:font-size-asian="10pt" style:font-weight-asian="normal" style:font-size-complex="10pt" style:font-weight-complex="normal"/>
    </style:style>
    <style:style style:name="T66" style:family="text">
      <style:text-properties fo:color="#000000" style:font-name="Arial" fo:font-size="10pt" fo:language="es" fo:country="ES" fo:font-style="normal" fo:font-weight="normal" officeooo:rsid="00f83bb8" style:font-size-asian="10pt" style:font-style-asian="normal" style:font-weight-asian="normal" style:font-size-complex="10pt" style:font-style-complex="normal" style:font-weight-complex="normal"/>
    </style:style>
    <style:style style:name="T67" style:family="text">
      <style:text-properties fo:color="#000000" style:font-name="Arial" fo:font-size="10pt" fo:language="es" fo:country="ES" fo:font-style="italic" fo:font-weight="normal" officeooo:rsid="00f9c7ed" style:font-size-asian="10pt" style:font-style-asian="italic" style:font-weight-asian="normal" style:font-size-complex="10pt" style:font-style-complex="italic" style:font-weight-complex="normal"/>
    </style:style>
    <style:style style:name="T68" style:family="text">
      <style:text-properties fo:color="#000000" style:text-position="0% 100%" style:font-name="Arial" fo:font-size="10pt" fo:language="es" fo:country="ES" fo:font-weight="normal" officeooo:rsid="00fa0e2d" style:font-size-asian="10pt" style:font-weight-asian="normal" style:font-size-complex="10pt" style:font-weight-complex="normal"/>
    </style:style>
    <style:style style:name="T69" style:family="text">
      <style:text-properties fo:color="#000000" style:text-position="0% 100%" style:font-name="Arial" fo:font-size="10pt" fo:language="es" fo:country="ES" fo:font-weight="normal" officeooo:rsid="00fa7e00" style:font-size-asian="10pt" style:font-weight-asian="normal" style:font-size-complex="10pt" style:font-weight-complex="normal"/>
    </style:style>
    <style:style style:name="T70" style:family="text">
      <style:text-properties fo:color="#000000" style:text-position="0% 100%" style:font-name="Arial" fo:font-size="10pt" fo:language="es" fo:country="ES" fo:font-weight="normal" officeooo:rsid="00faf135" style:font-size-asian="10pt" style:font-weight-asian="normal" style:font-size-complex="10pt" style:font-weight-complex="normal"/>
    </style:style>
    <style:style style:name="T71" style:family="text">
      <style:text-properties fo:color="#000000" style:text-position="0% 100%" style:font-name="Arial" fo:font-size="10pt" fo:language="es" fo:country="ES" fo:font-weight="normal" officeooo:rsid="00fca133" style:font-size-asian="10pt" style:font-weight-asian="normal" style:font-size-complex="10pt" style:font-weight-complex="normal"/>
    </style:style>
    <style:style style:name="T72" style:family="text">
      <style:text-properties officeooo:rsid="00e8df96"/>
    </style:style>
    <style:style style:name="T73" style:family="text">
      <style:text-properties officeooo:rsid="00e9b783"/>
    </style:style>
    <style:style style:name="T74" style:family="text">
      <style:text-properties officeooo:rsid="00eb68d0"/>
    </style:style>
    <style:style style:name="T75" style:family="text">
      <style:text-properties officeooo:rsid="00ed5a74"/>
    </style:style>
    <style:style style:name="T76" style:family="text">
      <style:text-properties officeooo:rsid="00efb56a"/>
    </style:style>
    <style:style style:name="T77" style:family="text">
      <style:text-properties officeooo:rsid="00f2d377"/>
    </style:style>
    <style:style style:name="T78" style:family="text">
      <style:text-properties officeooo:rsid="00f341e7"/>
    </style:style>
    <style:style style:name="T79" style:family="text">
      <style:text-properties officeooo:rsid="00f52104"/>
    </style:style>
    <style:style style:name="T80" style:family="text">
      <style:text-properties officeooo:rsid="00f65d00"/>
    </style:style>
    <style:style style:name="T81" style:family="text">
      <style:text-properties officeooo:rsid="00f6fd7d"/>
    </style:style>
    <style:style style:name="T82" style:family="text">
      <style:text-properties officeooo:rsid="00f8cf30"/>
    </style:style>
    <style:style style:name="T83" style:family="text">
      <style:text-properties officeooo:rsid="00fa0e2d"/>
    </style:style>
    <style:style style:name="T84" style:family="text">
      <style:text-properties officeooo:rsid="00fd2fca"/>
    </style:style>
    <style:style style:name="T85" style:family="text">
      <style:text-properties officeooo:rsid="00fe4133"/>
    </style:style>
    <style:style style:name="T86" style:family="text">
      <style:text-properties fo:color="#0066b3" style:text-position="0% 100%" style:font-name="Arial" fo:font-size="10pt" fo:language="es" fo:country="ES" fo:font-weight="bold" officeooo:rsid="00bc13b3" style:font-size-asian="10pt" style:font-weight-asian="bold" style:font-size-complex="10pt" style:font-weight-complex="bold"/>
    </style:style>
    <style:style style:name="T87" style:family="text">
      <style:text-properties fo:color="#0066b3" style:text-position="0% 100%" style:font-name="Arial" fo:font-size="10pt" fo:language="es" fo:country="ES" fo:font-weight="bold" officeooo:rsid="00fe4133" style:font-size-asian="10pt" style:font-weight-asian="bold" style:font-size-complex="10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text:span text:style-name="T1">EC</text:span>1. Sistemas <text:span text:style-name="T1">distribuidos</text:span>. </text:p>
      <text:p text:style-name="P7"/>
      <text:p text:style-name="P8">Kepa Sarasola Bengoetxea</text:p>
      <text:p text:style-name="P6"/>
      <text:p text:style-name="P6"/>
      <text:p text:style-name="P9">1. Explicar el concepto de transparencia en sistemas distribuidos. Proporcionar ejemplos de transparencia de acceso y transparencia de escala:</text:p>
      <text:p text:style-name="P3"/>
      <text:p text:style-name="P74"><text:span text:style-name="T21">La transparencia </text:span><text:span text:style-name="T22">en un sistema distribuido se define como la ocultación a l</text:span><text:span text:style-name="T23">os</text:span><text:span text:style-name="T22"> usuario</text:span><text:span text:style-name="T23">s</text:span><text:span text:style-name="T22"> </text:span><text:span text:style-name="T23">y </text:span><text:span text:style-name="T24">a</text:span><text:span text:style-name="T23"> los programadores de aplicaciones </text:span><text:span text:style-name="T22">que usa</text:span><text:span text:style-name="T23">n</text:span><text:span text:style-name="T22"> los </text:span><text:span text:style-name="T24">diferentes </text:span><text:span text:style-name="T22">recursos del sistema, de la separación</text:span><text:span text:style-name="T21"> de </text:span><text:span text:style-name="T22">los </text:span><text:span text:style-name="T21">componentes </text:span><text:span text:style-name="T22">de</text:span><text:span text:style-name="T24">l mismo</text:span><text:span text:style-name="T21">, de modo que el sistema se percibe como un todo, </text:span><text:span text:style-name="T22">un único sistema</text:span><text:span text:style-name="T21"> y no como una colección de componentes independientes.</text:span></text:p>
      <text:p text:style-name="P49"/>
      <text:p text:style-name="P49">El Manual de Referencia ANSA [ANSA 1989] y la Organización Internacional para la Normalización del modelo de referencia para el procesamiento distribuido abierto (RM-ODP) [ISO 1992] identifican ocho formas de transparencia:</text:p>
      <text:p text:style-name="P49"/>
      <text:list xml:id="list4224326674" text:style-name="L1">
        <text:list-item>
          <text:p text:style-name="P99"><text:span text:style-name="T4">T</text:span><text:span text:style-name="T3">ransparencia de acceso:</text:span><text:span text:style-name="T6"> permite que los usuarios locales y remotos puedan realizar accesos a los recursos del sistema usando las mismas operaciones, </text:span><text:span text:style-name="T7">independientemente de que estos recursos sean locales o remotos.</text:span></text:p>
          <text:p text:style-name="P100"/>
        </text:list-item>
        <text:list-item>
          <text:p text:style-name="P105"><text:span text:style-name="T26">Transparencia de </text:span><text:span text:style-name="T27">movilidad</text:span><text:span text:style-name="T26">:</text:span><text:span text:style-name="T25"> permite el acceso a los recursos del sistema sin tener conocimiento sobre la ubicación física o de la red en la que están situadas estas. </text:span><text:span text:style-name="T24">T</text:span><text:span text:style-name="T22">ambién se refiere a que el sistema debe de mantenerse igualmente consistente independientemente </text:span><text:span text:style-name="T23">del lugar desde el que</text:span><text:span text:style-name="T22"> el usuario o programa haga referencia al sistema</text:span><text:span text:style-name="T25">.</text:span></text:p>
          <text:p text:style-name="P100"/>
        </text:list-item>
        <text:list-item>
          <text:p text:style-name="P100"><text:span text:style-name="T3">Transparencia de concurrencia:</text:span> permite que varios procesos puedan operar de manera simultanea usando recursos compartidos por el sistema sin que por ello se sufran interrupciones o interferencias.</text:p>
          <text:p text:style-name="P100"/>
        </text:list-item>
        <text:list-item>
          <text:p text:style-name="P100"><text:span text:style-name="T3">Transparencia de replicación:</text:span> permite el uso de varias instancias replicadas de los recursos de sistema con el objetivo de aumentar el rendimiento y la fiabilidad del sistema sin que exista un conocimiento previo por parte de los usuarios o programadores.</text:p>
          <text:p text:style-name="P100"/>
        </text:list-item>
        <text:list-item>
          <text:p text:style-name="P101"><text:span text:style-name="T3">Transparencia de fallos:</text:span> permite la ocultación de errores a usuarios y programas que están usando recursos del sistema para que estos puedan completar sus tareas a pesar de errores o fallos que puedan darse en componentes de hardware o software del sistema.</text:p>
          <text:p text:style-name="P101"/>
        </text:list-item>
        <text:list-item>
          <text:p text:style-name="P102"><text:span text:style-name="T3">Transparencia de movilidad:</text:span> permite la movilidad de los recursos y los clientes dentro de un sistema sin que esto afecte al funcionamiento del sistema y por lo tanto al funcionamiento de los programas y usuarios que aloja <text:span text:style-name="T43">o que usan este</text:span>.</text:p>
          <text:p text:style-name="P102"/>
        </text:list-item>
        <text:list-item>
          <text:p text:style-name="P102"><text:span text:style-name="T3">Transparencia de rendimiento:</text:span> permite que el sistema pueda reconfigurarse para aumentar el rendimiento de esta en función de las cargas que ha de soportar, <text:span text:style-name="T43">sin que por ello puedan verse afectados los usuarios y programas del sistema</text:span>.</text:p>
          <text:p text:style-name="P102"/>
        </text:list-item>
        <text:list-item>
          <text:p text:style-name="P102"><text:span text:style-name="T3">Transparencia de escala: </text:span>permite que el sistema y las aplicaciones puedan expandirse en escala sin que <text:s/>para ello haya que realizar cambios en la estructura del sistema o en los algoritmos de la aplicación.</text:p>
          <text:p text:style-name="P102"/>
        </text:list-item>
      </text:list>
      <text:p text:style-name="P4"/>
      <text:p text:style-name="P5">Ejemplos de transparencia de acceso</text:p>
      <text:p text:style-name="P4"/>
      <text:p text:style-name="P62">En el libro “Distributed Systems: Concepts and Design” se comentan varios ejemplos de transparencia de acceso; como una interfaz gráfica de usuario para un sistema de ficheros o una API para el acceso a archivos que funcionaría de la misma manera en archivos locales y remotos. A estos añadiría los siguientes:</text:p>
      <text:p text:style-name="P51"><text:soft-page-break/></text:p>
      <text:list xml:id="list2762361559" text:style-name="L2">
        <text:list-item>
          <text:p text:style-name="P103"><text:span text:style-name="T44">El </text:span>Interface de acceso a una impresora, que puede ser local o remota, pero que en todo caso usará la misma interface de comunicación con el usuario.</text:p>
          <text:p text:style-name="P103"/>
        </text:list-item>
        <text:list-item>
          <text:p text:style-name="P110">Acceso a base de datos, el acceso a base de datos, sea a una base de datos local o remota, incuso puede estar distribuida en varios servidores,cuando se hace de la misma manera, es decir sin tener que diferenciar la manera de acceder a estas en función de cuales, como y donde estén. En este caso estaremos ante la característica de transparencia de acceso.</text:p>
        </text:list-item>
      </text:list>
      <text:p text:style-name="P51"/>
      <text:p text:style-name="P5">Ejemplos de transparencia de escala</text:p>
      <text:p text:style-name="P52"><text:span text:style-name="T20">La transparencia de escala oculta el aumento de los recursos de sistema de manera horizontal o vertical al usuario o programas que usan estos recursos del sistema</text:span>. <text:span text:style-name="T20">Ejemplos:</text:span></text:p>
      <text:p text:style-name="P52"/>
      <text:list xml:id="list152765531" text:style-name="L3">
        <text:list-item>
          <text:p text:style-name="P104">Aumento de la capacidad de almacenamiento de un sistema pasando este de un disco físico a un almacenamiento en la nube. La transparencia de escala permitirá al usuario usar el mismo interface o API de comunicación para las operaciones de almacenamiento.</text:p>
          <text:p text:style-name="P104"/>
        </text:list-item>
        <text:list-item>
          <text:p text:style-name="P104">En el caso de un escalado horizontal, es decir, cuando el crecimiento es en nodos, la transparencia de escala permitirá al usuario usar los recursos del sistema independientemente del número de nodos que este tenga disponibles.</text:p>
        </text:list-item>
      </text:list>
      <text:p text:style-name="P50"/>
      <text:p text:style-name="P56"/>
      <text:p text:style-name="P56"/>
      <text:p text:style-name="P98"><text:span text:style-name="T8">2</text:span>. Explicar las diferencias entre el escalado vertical y horizontal en sistemas distribuidos con <text:span text:style-name="T5">ejemplos.</text:span></text:p>
      <text:p text:style-name="P56"/>
      <text:p text:style-name="P53">La escalabilidad es la propiedad de un sistema, una red o un proceso, que indica su habilidad para reaccionar y adaptarse sin perder calidad, o bien manejar el crecimiento continuo de trabajo de manera fluida, o bien para estar preparado para hacerse más grande sin perder calidad en los servicios ofrecidos </text:p>
      <text:p text:style-name="P56"/>
      <text:p text:style-name="P49">En general, también se podría definir como la capacidad del sistema informático de cambiar su tamaño o configuración para adaptarse a las circunstancias cambiantes, <text:span text:style-name="T72">podemos decir pues que un sistema es escalable si conserva su efectividad ante cambios considerables en cuanto al número de recursos y al número de usuarios o peticiones que recibe</text:span>.</text:p>
      <text:p text:style-name="P49"/>
      <text:p text:style-name="P54">La escabilidad puede darse en forma vertical y/o horizontal, la diferencia entre ambas es que mientras que el escalado vertical añade más recursos a un nodo del sistema, la escalabilidad horizontal añade más nodos al sistema, en ambos casos, el objetivo es que el rendimiento general del sistema mejore.</text:p>
      <text:p text:style-name="P54"/>
      <text:p text:style-name="P82">Escalado vertical</text:p>
      <text:p text:style-name="P54">Como hemos dicho el objetivo del escalado vertical es aumentar la potencia o la capacidad de un nodo. Ejemplos de escalado vertical son el aumento de la capacidad de disco, memoria RAM o del número de CPU<text:span text:style-name="T73">s</text:span> de un nodo del sistema o incluso la sustitución de este por otro más potente. </text:p>
      <text:p text:style-name="P54"/>
      <text:p text:style-name="P82">Escalado horizontal</text:p>
      <text:p text:style-name="P55">En el caso del escalado horizontal, esta se basa en la modularidad <text:span text:style-name="T74">del sistema</text:span>, y la agregación se consigue aumentando el número de nodos del sistema, <text:span text:style-name="T28">es decir, </text:span>añadiendo equipos a este. </text:p>
      <text:p text:style-name="P55"/>
      <text:p text:style-name="P55"><text:span text:style-name="T28">Un ejemplo de escalado horizontal sería el de añadir </text:span><text:span text:style-name="T74">nuevos equipos</text:span><text:span text:style-name="T28"> a un sistema con el objetivo de </text:span><text:span text:style-name="T74">pasar de un único servidor a pasar a un sistema con varios servidores y un balanceador de carga que se encargue de distribuir la carga de trabajo entre estos.</text:span></text:p>
      <text:p text:style-name="P56"/>
      <text:p text:style-name="P56"/>
      <text:p text:style-name="P56"/>
      <text:p text:style-name="P80"><text:soft-page-break/><text:span text:style-name="T9">3</text:span>. Comparar modelos de comunicación síncrona y asíncrona con diferentes ejemplos reales. <text:span text:style-name="T5">Explica cuándo usar cada uno de ellos. ¿Qué modelo es más escalable? ¿Por qué?</text:span></text:p>
      <text:p text:style-name="P88"/>
      <text:p text:style-name="P75"><text:span text:style-name="T46">La comunicación síncrona </text:span><text:span text:style-name="T47">y asíncrona</text:span><text:span text:style-name="T46"> son dos </text:span><text:span text:style-name="T48">maneras</text:span><text:span text:style-name="T46"> de intercambiar información </text:span><text:span text:style-name="T48">entre un emisor y un receptor,</text:span><text:span text:style-name="T46"> cuya diferencia básica </text:span><text:span text:style-name="T48">es</text:span><text:span text:style-name="T46"> la simultaneidad con la que se envía y se recibe el mensaje. </text:span></text:p>
      <text:p text:style-name="P38"/>
      <text:p text:style-name="P38">La comunicación síncrona es aquella en la que el emisor y el receptor del mensaje coinciden en el tiempo, mientras que mediante la comunicación asíncrona el emisor y el receptor utilizan el mismo medio de comunicación pero en tiempos diferentes.</text:p>
      <text:p text:style-name="P37"/>
      <text:p text:style-name="P37">En términos computacionales podemos decir que mientras la comunicación asíncrona no espera una respuesta inmediata <text:span text:style-name="T31">del receptor</text:span>, la comunicación síncrona requiere que las partes estén disponibles y puedan comunicarse en tiempo real.</text:p>
      <text:p text:style-name="P37"/>
      <text:p text:style-name="P37">Podemos señalar como ejemplos de comunicación síncrona:</text:p>
      <text:p text:style-name="P37"/>
      <text:list xml:id="list911098400" text:style-name="L4">
        <text:list-item>
          <text:p text:style-name="P111">Una video conferencia, <text:span text:style-name="T75">u</text:span>na llamada telefónica <text:span text:style-name="T75">o u</text:span>na conversación <text:span text:style-name="T75">presencial </text:span>entre dos o más personas.</text:p>
          <text:p text:style-name="P111"/>
        </text:list-item>
        <text:list-item>
          <text:p text:style-name="P111">Una página web que descarga toda la información que necesita en el mismo momento en que se recibe la petición en el servidor. <text:span text:style-name="T42">Por ejemplo:</text:span></text:p>
          <text:list>
            <text:list-item>
              <text:p text:style-name="P112">Stackoverflow, al realizar una búsqueda y pasar de una página a otra se vuelve a recargar todo el contenido de la página. La comunicación es síncrona, <text:span text:style-name="T75">ya que cuando se hace la petición al servidor, el cliente se queda a la espera de la respuesta para poder dibujar la página web en el navegador</text:span></text:p>
            </text:list-item>
          </text:list>
        </text:list-item>
      </text:list>
      <text:p text:style-name="P37"/>
      <text:p text:style-name="P37">Mientras que en el caso de la comunicación asíncrona, los ejemplos son:</text:p>
      <text:p text:style-name="P37"/>
      <text:list xml:id="list558614388" text:style-name="L5">
        <text:list-item>
          <text:p text:style-name="P106"><text:span text:style-name="T46">El correo tradicional, el correo </text:span><text:span text:style-name="T47">electrónico, </text:span><text:span text:style-name="T48">los m</text:span><text:span text:style-name="T46">ensajes </text:span><text:span text:style-name="T48">y </text:span><text:span text:style-name="T46"><text:s/></text:span><text:span text:style-name="T48">discursiones </text:span><text:span text:style-name="T46">en un foro de </text:span><text:span text:style-name="T48">debate, y las a</text:span><text:span text:style-name="T49">plicaciones de chat como Whatsapp, Telegram, etc.</text:span></text:p>
          <text:p text:style-name="P113"/>
        </text:list-item>
        <text:list-item>
          <text:p text:style-name="P114">Una página web con arquitectura <text:span text:style-name="T75">SPA (</text:span>Simple Page <text:span text:style-name="T75">Application)</text:span> que va realizando peticiones de información <text:span text:style-name="T75">al servidor </text:span>mediante AJAX según va necesitando esta. <text:span text:style-name="T42">Podemos encontrar ejemplos de páginas web muy populares que usan el modelo asíncrono para incorporar nueva información a sus páginas:</text:span></text:p>
          <text:list>
            <text:list-item>
              <text:p text:style-name="P129">Muchas de las redes sociales: Twitter, Instagram, Facebook,….</text:p>
            </text:list-item>
            <text:list-item>
              <text:p text:style-name="P130">El buscador duckduckgo.com incorpora un botón al final de la página “Más resultados” que realiza una llamada AJAX, utilizando una comunicación asíncrona, para añadir más resultados a la página ya cargada anteriormente.</text:p>
            </text:list-item>
          </text:list>
        </text:list-item>
      </text:list>
      <text:p text:style-name="P10"/>
      <text:p text:style-name="P69">Podemos observar las características de ambos sistemas en la siguiente tabla:</text:p>
      <text:p text:style-name="P15"/>
      <table:table table:name="Taula1" table:style-name="Taula1">
        <table:table-column table:style-name="Taula1.A"/>
        <table:table-column table:style-name="Taula1.B"/>
        <table:table-row>
          <table:table-cell table:style-name="Taula1.A1" office:value-type="string">
            <text:p text:style-name="P97">Comunicación síncrona</text:p>
          </table:table-cell>
          <table:table-cell table:style-name="Taula1.B1" office:value-type="string">
            <text:p text:style-name="P97">Comunicación asíncrona</text:p>
          </table:table-cell>
        </table:table-row>
        <table:table-row>
          <table:table-cell table:style-name="Taula1.A2" office:value-type="string">
            <text:list xml:id="list378927520" text:style-name="L6">
              <text:list-item>
                <text:p text:style-name="P148">El emisor y el receptor deben de estar activados <text:span text:style-name="T75">y en linea.</text:span></text:p>
              </text:list-item>
              <text:list-item>
                <text:p text:style-name="P148">El emisor espera a recibir una respuesta del receptor antes de continuar.</text:p>
              </text:list-item>
              <text:list-item>
                <text:p text:style-name="P148">El emisor no puede continuar hasta recibir la respuesta, podemos decir que se bloquea.</text:p>
              </text:list-item>
            </text:list>
          </table:table-cell>
          <table:table-cell table:style-name="Taula1.B2" office:value-type="string">
            <text:list xml:id="list100130853930308" text:continue-numbering="true" text:style-name="L6">
              <text:list-item>
                <text:p text:style-name="P149">El receptor puede no estar activo, una vez activado recibirá la petición y la responderá.</text:p>
              </text:list-item>
              <text:list-item>
                <text:p text:style-name="P149">El emisor deposita su petición en una cola de mensajes y no espera una respuesta inmediata del receptor</text:p>
              </text:list-item>
              <text:list-item>
                <text:p text:style-name="P149">El emisor puede seguir procesando su cola de tareas mientras llega la respuesta del receptor.</text:p>
              </text:list-item>
            </text:list>
          </table:table-cell>
        </table:table-row>
      </table:table>
      <text:p text:style-name="P15"/>
      <text:p text:style-name="P83">Escalado </text:p>
      <text:p text:style-name="P15">La comunicación síncrona es más escalable ya que no es bloqueante como la comunicación síncrona, en este último caso el <text:span text:style-name="T14">thread</text:span> que hace la petición ha de esperar hasta que reciba la respuesta, lo cual supone un desperdicio de recursos, ya que mientras espera no puede realizar otr<text:span text:style-name="T31">as </text:span><text:soft-page-break/><text:span text:style-name="T31">tareas</text:span>. La comunicación asíncrona permite un mejor uso de los recursos del sistema, aumentando el rendimiento de esta <text:span text:style-name="T30">y la posibilidad de responder a un mayor volumen de trabajo, por lo tanto es más escalable.</text:span></text:p>
      <text:p text:style-name="P15"/>
      <text:p text:style-name="P16">Como contrapartida cabe señalar que los sistemas síncronos son más rápidos y seguros, ya que en caso de que se dé algún error un sistema asíncrono es muy probable que el receptor no tenga constancia de este, existiendo la posibilidad de que se de la propagación del error.</text:p>
      <text:p text:style-name="P15"/>
      <text:p text:style-name="P88"/>
      <text:p text:style-name="P88"/>
      <text:p text:style-name="P88"/>
      <text:p text:style-name="P88"/>
      <text:p text:style-name="P81"><text:span text:style-name="T10">4</text:span>. Leer el siguiente artículo y responder a las preguntas:</text:p>
      <text:p text:style-name="P91">Ray: A Distributed Framework for Emerging AI Applications</text:p>
      <text:p text:style-name="P89"><text:a xlink:type="simple" xlink:href="https://arxiv.org/pdf/1712.05889.pdf" text:style-name="Internet_20_link" text:visited-style-name="Visited_20_Internet_20_Link"/></text:p>
      <text:p text:style-name="P89"><text:a xlink:type="simple" xlink:href="https://arxiv.org/pdf/1712.05889.pdf" text:style-name="Internet_20_link" text:visited-style-name="Visited_20_Internet_20_Link">https://arxiv.org/pdf/1712.05889.pdf</text:a></text:p>
      <text:p text:style-name="P89"/>
      <text:p text:style-name="P89">a) Explica las principales ideas presentadas en este trabajo.</text:p>
      <text:p text:style-name="P93"/>
      <text:p text:style-name="P66">En este trabajo se realiza una justificación, presentación y evaluación del proyecto Ray, presentando este como una alternativa optima para el desarrollo de sistemas de <text:span text:style-name="T14">aprendizaje reforzado</text:span> (RL). Tras realizar una presentación del estado del arte actual sobre la expansión de técnicas complejas de <text:span text:style-name="T14">Inteligencia Artificial </text:span>(IA) y del <text:span text:style-name="T14">aprendizaje automático </text:span>(ML), el artículo presenta lo que considera que es <text:s/><text:span text:style-name="T76">y será</text:span> el futuro de las aplicaciones de la IA, el <text:span text:style-name="T14">aprendizaje reforzado</text:span> (RL) <text:span text:style-name="T76">y realiza una propuesta de arquitectura distribuida para llevar a cabo de una manera óptima dicha técnica</text:span>. </text:p>
      <text:p text:style-name="P21"/>
      <text:p text:style-name="P21">El RL tiene como objetivo aprender a realizar acciones de una manera continua y en un contexto <text:span text:style-name="T17">cambiante</text:span>. El objetivo es aprender una <text:span text:style-name="T17">política</text:span> y un mapeo constante del contexto que <text:span text:style-name="T17">posibilite</text:span> el desempeño a lo largo del tiempo de una actividad <text:span text:style-name="T77">concreta</text:span>, p.e. pilotar un dron.</text:p>
      <text:p text:style-name="P21"/>
      <text:p text:style-name="P22">En este contexto el trabajo evalúa que las soluciones actuales utilizadas sobre todo en entornos de aprendizaje supervisado, no pueden responder al reto de la RL, ya que este debe de trabajar con un grano fino de cálculos que le permitan representar acciones en milisegundos e interactuar con el mundo real. Por lo tanto llega a la conclusión de que se necesita un marco de cálculo dinámico que maneje millones de tareas heterogéneas por segundo en latencias de milisegundos.</text:p>
      <text:p text:style-name="P22"/>
      <text:p text:style-name="P58"><text:span text:style-name="T50">Según sus autores, u</text:span><text:span text:style-name="T51">n fram</text:span><text:span text:style-name="T50">e</text:span><text:span text:style-name="T51">work válido para las aplicaciones RL debe proporcionar un soporte eficiente para el entrenamiento, el servicio y la simulación. Aunque en teoría </text:span><text:span text:style-name="T52">se podría</text:span><text:span text:style-name="T51"> utilizar </text:span><text:span text:style-name="T52">una combinación de</text:span><text:span text:style-name="T51"> los frameworks utilizados actualmente para solucionar estas necesidades, en la práctica, el movimiento de datos entre los fram</text:span><text:span text:style-name="T50">e</text:span><text:span text:style-name="T51">works </text:span><text:span text:style-name="T50">se vuelbe</text:span><text:span text:style-name="T51"> demasiado grande y la latencia entre los diferentes sistemas hacen inviable esa vía.</text:span></text:p>
      <text:p text:style-name="P23"/>
      <text:p text:style-name="P25">Ray es una solución que se presenta como la unificación de dos soluciones existentes actualmente de manera separada, la abstracción de programación paralela de tareas y una abstracción de autor. <text:span text:style-name="T18">Ray surge con el objetivo de satisfacer los siguientes requisitos:</text:span></text:p>
      <text:p text:style-name="P25"/>
      <text:list xml:id="list2036487853" text:style-name="L7">
        <text:list-item>
          <text:p text:style-name="P115">Realización de cálculos heterogéneos y detallados</text:p>
          <text:p text:style-name="P115"/>
        </text:list-item>
        <text:list-item>
          <text:p text:style-name="P115">Modelo de cálculo flexible: trabajando con cálculos con y sin estado, para a<text:span text:style-name="T32">b</text:span>arcar simulaciones de grado fino y a su vez poder implementar servidores de parámetros.</text:p>
          <text:p text:style-name="P115"/>
        </text:list-item>
        <text:list-item>
          <text:p text:style-name="P115">Ejecución dinámica: el orden en que se determinan los cálculos no siempre se conoce de antemano, por ejemplo algunos resultados de un cálculo pueden determinar cálculos futuros.</text:p>
        </text:list-item>
      </text:list>
      <text:p text:style-name="P24"/>
      <text:p text:style-name="P24">Ray ofrece la posibilidad de poder realizar millones de tareas por segundo permitiendo la integración con sistemas de simulación y frameworks de aprendizaje profundo.</text:p>
      <text:p text:style-name="P25"/>
      <text:p text:style-name="P90"/>
      <text:p text:style-name="P89"><text:soft-page-break/>b) Describe la arquitectura distribuida, los modelos de comunicación y los mecanismos de</text:p>
      <text:p text:style-name="P89">tolerancia a fallos.</text:p>
      <text:p text:style-name="P89"/>
      <text:p text:style-name="P73">Arquitectura</text:p>
      <text:p text:style-name="P26">La arquitectura de Ray comprende una capa de aplicación que implementa la API y una capa de sistema que proporciona alta escalabilidad y tolerancia a <text:span text:style-name="T11">fallos.</text:span></text:p>
      <text:p text:style-name="P26"/>
      <text:p text:style-name="P27"><text:span text:style-name="T3">Capa de la aplicación:</text:span> consta de 3 tipos de procesos:</text:p>
      <text:p text:style-name="P27"/>
      <text:list xml:id="list2589547801" text:style-name="L8">
        <text:list-item>
          <text:p text:style-name="P116"><text:span text:style-name="T19">Driver</text:span>: Un proceso que ejecuta el programa de usuario.</text:p>
          <text:p text:style-name="P116"/>
        </text:list-item>
        <text:list-item>
          <text:p text:style-name="P116">Worker: Un proceso sin estado que ejecuta tareas (funciones remotas) invocadas por un controlador <text:span text:style-name="T78">(driver)</text:span> u otro worker. Cuando se declara una función remota, la función se publica automáticamente para todos los <text:span text:style-name="T19">workers</text:span>. El worker ejecuta tareas en serie.</text:p>
          <text:p text:style-name="P116"/>
        </text:list-item>
        <text:list-item>
          <text:p text:style-name="P107"><text:span text:style-name="T53">Actor: es un proceso con estado que ejecuta, solo los métodos que expone. Un worker o un </text:span><text:span text:style-name="T54">controlador</text:span><text:span text:style-name="T53"> crean una instancia explicita de un actor. Los actores ejecutan métodos en serie.</text:span></text:p>
        </text:list-item>
      </text:list>
      <text:p text:style-name="P67"/>
      <text:p text:style-name="P27"><text:span text:style-name="T3">Capa de sistema:</text:span> consta de <text:span text:style-name="T33">2</text:span> componentes principales:</text:p>
      <text:p text:style-name="P27"/>
      <text:p text:style-name="P27"><text:span text:style-name="T3">Almacén de control global (GCS):</text:span> <text:span text:style-name="T12">mantiene todo el estado de control del sistema, la razón principal de su existencia es mantener la tolerancia a fallos y la baja latencia para un sistema que puede generar millones de tareas por segundo.</text:span></text:p>
      <text:p text:style-name="P27"/>
      <text:p text:style-name="P28">Con el objetivo de mantener una latencia baja en el sistema, se almacenan los metadatos del objeto en el CGS en vez de en el programador, desacoplando completamente el envío de tareas de la programación de estas.</text:p>
      <text:p text:style-name="P28"/>
      <text:p text:style-name="P28"><text:span text:style-name="T78">La separación entre el programador y e</text:span>l CGS permite que todos los componentes del sistema sean autónomos, simplificando la tolerancia a fallos, además facilita escalar el almacén de objetos distribuidos y el programador de manera independiente, <text:span text:style-name="T78">pudiendo añadir al sistema más instancias de GCS o de programadores globales de manera autónoma</text:span>.</text:p>
      <text:p text:style-name="P28"/>
      <text:p text:style-name="P46">Programador distribuido ascendente:</text:p>
      <text:p text:style-name="P29">Es un programador jerárquico de dos niveles que consta de un programador global y programadores locales por nodo. <text:span text:style-name="T13">Para no sobrecargar el planificador global, las tareas creadas en un nodo se envían primero al planificador del nodo, </text:span><text:span text:style-name="T78">y</text:span><text:span text:style-name="T13"> en caso de que este no pueda atenderlas, se envían al programador global. </text:span></text:p>
      <text:p text:style-name="P29"/>
      <text:p text:style-name="P14">El programador global estudia la carga de cada nodo y selecciona el nodo que proporciona el menor tiempo de espera estimado <text:span text:style-name="T78">para la realización de la tarea</text:span>. Si el programador global se convierte en un cuello de botella, podemos añadir más replicas compartiendo la misma información a traves del CGS.</text:p>
      <text:p text:style-name="P14"/>
      <text:p text:style-name="P45"><text:span text:style-name="T78">Almacén</text:span> de objetos distribuidos en memoria</text:p>
      <text:p text:style-name="P20">Para aumentar la rapidez del sistema <text:s/>se ha implementado un sistema de almacenamiento distribuido en memoria para almacenar las entradas y salidas de cada tarea o cálculo sin estado. Este <text:span text:style-name="T78">almacén</text:span> de objetos se ha implementado en cada nodo, permitiendo compartir datos entre tareas dentro del mismo nodo. <text:span text:style-name="T78">Así, l</text:span>a replicación <text:span text:style-name="T78">de nodos </text:span>elimina el cuello de botella debido a los objetos de datos calientes y minimiza el tiempo de ejecución de la tarea ya que solo escribe o lee datos desde o hacia la memoria local.</text:p>
      <text:p text:style-name="P19"/>
      <text:p text:style-name="P30">El almacenamiento de objetos se limita a datos inmutables, evitando la necesidad de protocolos de consistencia complejos y simplificando el soporte para la tolerancia a fallos. En caso de fallo del nodo, se recupera cualquier objeto para la re-eje<text:span text:style-name="T78">c</text:span>ución del linaje, esta recuperación del objeto se <text:span text:style-name="T19">efectúa</text:span> mediante el GCS que rastrea tanto las tareas sin estado como los actores con estado durante la ejecución inicial.</text:p>
      <text:p text:style-name="P30"/>
      <text:p text:style-name="P18"><text:soft-page-break/>El <text:span text:style-name="T78">almacén</text:span> de datos no admite objetos distribuidos, cada objeto sólo encaja en un nodo. Los objetos complejos se pueden implementar a nivel de aplicación como colecciones de futuros.</text:p>
      <text:p text:style-name="P17"/>
      <text:p text:style-name="P47">Implementación</text:p>
      <text:p text:style-name="P17">Ray es un proyecto de código abierto, desarrollado por la Universidad de California. Se integra completamente con el entorno Python y es <text:span text:style-name="T78">fácil</text:span> de instalar ejecutando <text:span text:style-name="T14">pip install ray</text:span>.</text:p>
      <text:p text:style-name="P17"/>
      <text:p text:style-name="P57">Modelo de Comunicación</text:p>
      <text:p text:style-name="P31">En cuanto al modelo de comunicación es importante subrayar que Ray separa al programador de la ruta crítica, es decir, se separan el GCS y el programador, de esta manera se desacoplan el envío de las tareas con la programación de estas. </text:p>
      <text:p text:style-name="P31"/>
      <text:p text:style-name="P44">Estamos pues ante un modelo de comunicación asíncrona, <text:span text:style-name="T80">ya que como hemos indicado en el apartado a) los objetos que han de realizar </text:span><text:span text:style-name="T81">los </text:span><text:span text:style-name="T80">cálculos trabajan con compromisos a futuro, esto</text:span> <text:span text:style-name="T80">significa que las tareas son programadas, pero que el programador no se queda esperando al resultado de la operación, más bien se produce una especie de contrato que normalmente se traducirá en un Id pero sin valor y que se rellenará una vez que se realice el cálculo. </text:span><text:span text:style-name="T81">Este sistema puede producir errores que como veremos más adelante se intentan subsanar mediante la reprogramación de tareas</text:span></text:p>
      <text:p text:style-name="P44"/>
      <text:p text:style-name="P61"><text:span text:style-name="T58">La </text:span><text:span text:style-name="T59">separación </text:span><text:span text:style-name="T58">de los componentes del sistema</text:span><text:span text:style-name="T59"> permite que todos los componentes del sistema sean independientes y puedan escalar de manera diferente según las necesidades del sistema</text:span></text:p>
      <text:p text:style-name="P32"/>
      <text:p text:style-name="P57">Mecanismos de tolerancia a fallos</text:p>
      <text:p text:style-name="P31">Respecto de los mecanismos de tolerancia a fallos, la separación del GCS y del programador facilitan enormemente la re-planificación de tareas que hayan sido erróneas o que no se hayan podido realizar de una manera satisfactoria, ya que toda la información necesaria para poder volver a realizar estas se encuentra en el GCS, sin la necesidad de la participación del programador del sistema.</text:p>
      <text:p text:style-name="P33"/>
      <text:p text:style-name="P89"/>
      <text:p text:style-name="P89">c) Proporciona tu propia perspectiva sobre el artículo e intenta encontrar las limitaciones del</text:p>
      <text:p text:style-name="P89">modelo propuesto.</text:p>
      <text:p text:style-name="P88"/>
      <text:p text:style-name="P70">He encontrado la propuesta del artículo muy interesante ya que el modelo propuesto permite la distribución del sistema en tres niveles que pueden ser escalados de manera independiente.</text:p>
      <text:p text:style-name="P40"/>
      <text:list xml:id="list223257937" text:style-name="L9">
        <text:list-item>
          <text:p text:style-name="P117"><text:span text:style-name="T34">El </text:span>almacén de control global <text:span text:style-name="T34">donde se guardan los </text:span><text:s/><text:span text:style-name="T34">meta-datos</text:span> de l<text:span text:style-name="T34">os</text:span> objeto<text:span text:style-name="T34">s</text:span>.</text:p>
          <text:p text:style-name="P117"/>
        </text:list-item>
        <text:list-item>
          <text:p text:style-name="P118">La programación de las tareas.</text:p>
          <text:p text:style-name="P118"/>
        </text:list-item>
        <text:list-item>
          <text:p text:style-name="P118">Capa de aplicación, lo nodos.</text:p>
        </text:list-item>
      </text:list>
      <text:p text:style-name="P40"/>
      <text:p text:style-name="P40">Además se ha buscado la manera de optimizar los nodos mediante el uso del programador local y el almacén de objetos distribuidos, que tienen como objetivo realizar la mayor parte de las operaciones posibles dentro del mismo nodo utilizando para ello sistemas de replicación.</text:p>
      <text:p text:style-name="P39"/>
      <text:p text:style-name="P41">Respecto a la escalabilidad del modelo, la propuesta basada en un separación de tareas reflejada en la arquitectura mediante el almacén de control global y el programador distribuido de dos niveles parece que un sistema de una alta escalabilidad al estar diferenciados el almacén de control y el programador, pudiendo escalar estos de manera independiente.</text:p>
      <text:p text:style-name="P41"/>
      <text:p text:style-name="P41">En el informe los autores hablan de una escalabilidad lineal de hasta 1.8 millones de tareas por segundo, bajo mi punto de vista la única limitación entonces será la posibilidad de inversión para poder escalar la herramienta hasta lograr el limite.</text:p>
      <text:p text:style-name="P39"/>
      <text:p text:style-name="P39"/>
      <text:p text:style-name="P39"/>
      <text:p text:style-name="P39"/>
      <text:p text:style-name="P92"><text:soft-page-break/>5. Mira el siguiente video:</text:p>
      <text:p text:style-name="P92">How we’ve scaled Dropbox</text:p>
      <text:p text:style-name="P88"/>
      <text:p text:style-name="P88">https://www.youtube.com/watch?v=PE4gwstWhmc</text:p>
      <text:p text:style-name="P88"/>
      <text:p text:style-name="P88">a) Describe las principales ideas presentadas en este video.</text:p>
      <text:p text:style-name="P68"/>
      <text:p text:style-name="P59"><text:span text:style-name="T55">El video describe los principales modelos de arquitectura que </text:span><text:span text:style-name="T56">D</text:span><text:span text:style-name="T55">ropbox desarrollo a medida de que fue creciendo entre los años 2007 y 2012, donde se paso de una arquitectura basada en un único servidor a un sistema distribuido y escalable basado en 3 capas:</text:span></text:p>
      <text:p text:style-name="P35"/>
      <text:list xml:id="list1836522338" text:style-name="L10">
        <text:list-item>
          <text:p text:style-name="P119">El servidor de bloques (blockserver) y el servidor de ficheros alojado en Amazon S3.</text:p>
          <text:p text:style-name="P119"/>
        </text:list-item>
        <text:list-item>
          <text:p text:style-name="P119">Un servidor de metadatos apoyado en memcache y en una base de datos MySql.</text:p>
          <text:p text:style-name="P119"/>
        </text:list-item>
        <text:list-item>
          <text:p text:style-name="P119"><text:span text:style-name="T37">N</text:span>ot<text:span text:style-name="T37">ification </text:span>server <text:span text:style-name="T35">que se utiliza para notificar al usuario de cambios que haya podido haber en los ficheros que tiene alojados en el sistema.</text:span></text:p>
        </text:list-item>
      </text:list>
      <text:p text:style-name="P68"/>
      <text:p text:style-name="P36">En el video se subrayan 4 ideas respecto a las necesidades que trata de cubrir el sistema distribuido ideado por Dropbox:</text:p>
      <text:p text:style-name="P36"/>
      <text:list xml:id="list1697490718" text:style-name="L11">
        <text:list-item>
          <text:p text:style-name="P122">El sistema es usado por más de 10 millones de usuarios que alojan más de cientos de millones de archivos, <text:span text:style-name="T36">por lo que ha de responder a una alta concurrencia.</text:span></text:p>
          <text:p text:style-name="P122"/>
        </text:list-item>
        <text:list-item>
          <text:p text:style-name="P123">Se trata de una producto en el que la relación lectura/escritura es muy cercana a 1, esto significa que las operaciones de escritura son muchas <text:span text:style-name="T79">en comparación con otro tipo de productos</text:span>.</text:p>
          <text:p text:style-name="P123"/>
        </text:list-item>
        <text:list-item>
          <text:p text:style-name="P122">Es indispensable mantener la <text:span text:style-name="T82">consistencia e </text:span>integridad de los datos, no se pueden permitir el lujo de perder un archivo de un usuario.</text:p>
          <text:p text:style-name="P122"/>
        </text:list-item>
        <text:list-item>
          <text:p text:style-name="P122"><text:span text:style-name="T79">Trabajan con un único producto</text:span>, almacenamiento y sincronización de ficheros, <text:span text:style-name="T36">no hay diversificación del producto por lo tanto para ser competitivos ha de realizar su función bien.</text:span></text:p>
        </text:list-item>
      </text:list>
      <text:p text:style-name="P36"/>
      <text:p text:style-name="P36">Vemos pues que los requerimientos a los que trata de responder el sistema son muy exigentes.</text:p>
      <text:p text:style-name="P36"/>
      <text:p text:style-name="P34"/>
      <text:p text:style-name="P88">b) Describe la arquitectura distribuida, los modelos de comunicación y las técnicas de escalado</text:p>
      <text:p text:style-name="P88">empleadas.</text:p>
      <text:p text:style-name="P88"/>
      <text:p text:style-name="P72">Arquitectura</text:p>
      <text:p text:style-name="P60"><text:span text:style-name="T57">Aunque en el video se nos muestran diferentes etapas en la arquitectura del proyecto, ya en 2008 se nos muestra una primera fase de lo que posteriormente se desarrollará hasta 2012. </text:span><text:span text:style-name="T56">Vemos que l</text:span><text:span text:style-name="T57">a propuesta de </text:span><text:span text:style-name="T56">2008 </text:span><text:span text:style-name="T57">que ya está preparada para ser escalada de manera independiente en cada una de sus capas,</text:span><text:span text:style-name="T56"> es la siguiente</text:span><text:span text:style-name="T57">:</text:span></text:p>
      <text:p text:style-name="P42"/>
      <text:list xml:id="list100131441449658" text:continue-list="list1836522338" text:style-name="L10">
        <text:list-item>
          <text:p text:style-name="P120">El servidor de bloques (<text:span text:style-name="T14">blockserver</text:span>) y el servidor de ficheros alojado en Amazon S3.</text:p>
          <text:p text:style-name="P120"/>
        </text:list-item>
        <text:list-item>
          <text:p text:style-name="P120">Un servidor de metadatos <text:span text:style-name="T38">(</text:span><text:span text:style-name="T15">metaserver</text:span><text:span text:style-name="T38">)</text:span> y una <text:span text:style-name="T37">servidor de </text:span>base de datos MySql. <text:span text:style-name="T37">Al que posteriormente se le incorpora Memcache.</text:span></text:p>
          <text:p text:style-name="P120"/>
        </text:list-item>
        <text:list-item>
          <text:p text:style-name="P120"><text:span text:style-name="T37">El N</text:span>ot<text:span text:style-name="T37">ification </text:span>server <text:span text:style-name="T35">que se utiliza para notificar al usuario de cambios que haya podido haber en los ficheros que tiene alojados en el sistema.</text:span></text:p>
          <text:p text:style-name="P124"/>
        </text:list-item>
        <text:list-item>
          <text:p text:style-name="P124">Balanceadores de carga que distribuyen el tráfico entre l<text:span text:style-name="T40">a pila de</text:span> <text:span text:style-name="T14">metaserver</text:span> <text:span text:style-name="T39">de las peticiones que llegaban desde los clientes y desde el </text:span><text:span text:style-name="T16">blockserver</text:span></text:p>
        </text:list-item>
      </text:list>
      <text:p text:style-name="P125"><text:span text:style-name="T16"/></text:p>
      <text:p text:style-name="P132"><text:soft-page-break/>Esta propuesta evoluciona hasta el año 2012 añadiendo más nodos en cada uno de los apartados, pero básicamente se mantiene tal y como se diseño en 2008. </text:p>
      <text:p text:style-name="P133"/>
      <text:p text:style-name="P133">Se observa que la arquitectura distribuida ha separado e independizado, el sistema de ficheros y su servidor de bloques, el acceso a la base de datos y ha creado un servidor de notificaciones cuya labor es la de notificar a los usuarios de los cambios que hayan habido en sus diferentes carpetas y ficheros.</text:p>
      <text:p text:style-name="P133"/>
      <text:p text:style-name="P135"><text:span text:style-name="T66">La separación de tareas permite el crecimiento y la distribución de la infraestructura separando las funciones de estas y la infraestructura necesaria para responder a cada una de ellas.</text:span></text:p>
      <text:p text:style-name="P95"/>
      <text:p text:style-name="P96">Comunicación</text:p>
      <text:p text:style-name="P71">Respecto <text:span text:style-name="T41">a los modelos de comunicación empleados en la arquitectura, me gustaría subrayar dos tipos de modelos usados:</text:span></text:p>
      <text:p text:style-name="P43"/>
      <text:list xml:id="list464730059" text:style-name="L12">
        <text:list-item>
          <text:p text:style-name="P108"><text:span text:style-name="T60">Comunicación </text:span><text:span text:style-name="T61">síncrona/</text:span><text:span text:style-name="T60">asíncrona. </text:span><text:span text:style-name="T62">El modelo trabaja con una comunicación asíncrona, ya que cuando el cliente lanza la petición, el sistema trata esta petición y acepta un compromiso en cuanto a la devolución de la información requerida. Para cada petición, cada uno de los componentes del sistema no va bloqueando el thread que trata la petición hasta que recibe la respuesta, sino que existe un compromiso de respuesta que libera el thread hasta que vuelve a ser necesitado para procesar la respuesta</text:span></text:p>
          <text:p text:style-name="P126"/>
        </text:list-item>
        <text:list-item>
          <text:p text:style-name="P108"><text:span text:style-name="T60">Comunicación pull/push </text:span><text:span text:style-name="T63">y el</text:span><text:span text:style-name="T60"> </text:span><text:span text:style-name="T64">notification server, envío de notificaciones. </text:span><text:span text:style-name="T63">Observamos como en le caso de Dropbox, es necesario implementar el tratamiento de la comunicación </text:span><text:span text:style-name="T67">push</text:span><text:span text:style-name="T63">, es decir el tratamiento de la comunicación desde el servidor hacia el cliente para poder notificar a cada uno de sus clientes de los cambios que han podido suceder en sus carpetas y ficheros durante el tiempo que no han estado conectados.</text:span></text:p>
          <text:p text:style-name="P108"><text:span text:style-name="T63"/></text:p>
          <text:p text:style-name="P109"><text:span text:style-name="T63">El modelo <text:s/>de comunicación </text:span><text:span text:style-name="T67">pull/push</text:span><text:span text:style-name="T63">, nos indica desde quien y hacia quien se realiza la comunicación. En el caso de la comunicación </text:span><text:span text:style-name="T67">pull</text:span><text:span text:style-name="T63">, quien inicia la comunicación es el cliente, este tipo de comunicación ocurre en la mayoría de los servicios, tambien en Dropbox. En cuanto a la comunicación </text:span><text:span text:style-name="T67">push</text:span><text:span text:style-name="T63">, que se implementa en esta arquitectura mediante el </text:span><text:span text:style-name="T67">notification server</text:span><text:span text:style-name="T63">, la comunicación se da desde el servidor hacia el cliente. El objetivo de la comunicación push en este caso es la de notificar cambios al cliente.</text:span></text:p>
          <text:p text:style-name="P128"><text:span text:style-name="T63"/></text:p>
          <text:p text:style-name="P109"><text:span text:style-name="T63">Podemos decir que la comunicación push es más escalable, ya que esta realiza comunicaciones solamente en el caso de que sea necesario, en este caso solamente cuando haya habido un cambio en algún fichero. Al contrario las comunicaciones desde el cliente o </text:span><text:span text:style-name="T67">pull</text:span><text:span text:style-name="T63"> pueden saturar la infraestructura con consultas que no devuelvan ninguna información añadida al cliente.</text:span></text:p>
          <text:p text:style-name="P109"><text:span text:style-name="T63"/></text:p>
        </text:list-item>
      </text:list>
      <text:p text:style-name="P43"/>
      <text:p text:style-name="P48">Técnicas de escalado</text:p>
      <text:p text:style-name="P136"><text:span text:style-name="T63">En cuanto a la técnica de escalado, subrayar la evolución de la arquitectura de Dropbox es de 1 a n, es decir pasa de ser una arquitectura basada en una única maquina a tener la opción de escalar <text:s/>cada uno de los componentes que forman el sistema manera autónoma y sin limite en cuanto al número, siendo ciertamente el límite su capacidad de inversión.</text:span></text:p>
      <text:p text:style-name="P136"><text:span text:style-name="T63"/></text:p>
      <text:p text:style-name="P138"><text:span text:style-name="T45">La técnica usada ha sido la de distribuir o separar cada una de las funciones necesarias para llevar a cabo el objetivo del sistema y añadir elementos que aceleren la respuesta de <text:s/>cada una de las partes. Concretamente el sistema se ha dividido en:</text:span></text:p>
      <text:p text:style-name="P138"><text:span text:style-name="T45"/></text:p>
      <text:list xml:id="list100130629962061" text:continue-list="list100131441449658" text:style-name="L10">
        <text:list-item>
          <text:p text:style-name="P121"><text:span text:style-name="T83">La gestión de bloques y ficheros, cuya representación en la arquitectura son el </text:span><text:span text:style-name="T14">blockserver </text:span>y el servidor de ficheros alojado en Amazon S3.</text:p>
          <text:p text:style-name="P121"/>
        </text:list-item>
        <text:list-item>
          <text:p text:style-name="P121"><text:span text:style-name="T83">La gestión de datos, representada en el </text:span><text:span text:style-name="T15">metaserver,</text:span> un <text:span text:style-name="T37">servidor de </text:span>base de datos MySql <text:span text:style-name="T83">y</text:span><text:span text:style-name="T37"> Memcache, </text:span><text:span text:style-name="T83">éste último con el objetivo de acelerar la respuesta</text:span><text:span text:style-name="T37">.</text:span></text:p>
          <text:p text:style-name="P121"/>
        </text:list-item>
        <text:list-item>
          <text:p text:style-name="P127"><text:soft-page-break/>La comunicación push al cliente mediante el <text:span text:style-name="T14">notification server</text:span></text:p>
        </text:list-item>
      </text:list>
      <text:p text:style-name="P131"/>
      <text:p text:style-name="P137"><text:span text:style-name="T65">Cada una de estas partes pueden ser escaladas de manera autónoma, es decir, tal y como se vayan produciendo cuellos de botella estos se pueden solucionar añadiendo más nodos justamente en la parte en la que se tenga el problema.</text:span></text:p>
      <text:p text:style-name="P43"/>
      <text:p text:style-name="P88"/>
      <text:p text:style-name="P88">c) Proporciona tu propia perspectiva sobre la arquitectura de Dropbox e intenta encontrar las</text:p>
      <text:p text:style-name="P88">limitaciones de este modelo. ¿Es factible en 10 años con redes 6G?</text:p>
      <text:p text:style-name="P76"/>
      <text:p text:style-name="P143"><text:span text:style-name="T68">Desde mi prespectiva de estudiante, me parece que la arquitectura distribuida que se nos presenta en el video, soluciona las necesidades que Dropbox tenía en 2012, </text:span><text:span text:style-name="T69">al igual que los modelos de arquitectura anteriores solucionaban las necesidades de años anteriores.</text:span><text:span text:style-name="T68"> </text:span><text:span text:style-name="T69">Me refiero a que es una arquitectura que ha ido evolucionando para dar respuesta al número de clientes que tenía el servicio. </text:span></text:p>
      <text:p text:style-name="P144"><text:span text:style-name="T69"/></text:p>
      <text:p text:style-name="P144"><text:span text:style-name="T69">Esto puede tener mucha lógica ya que en el discurso de <text:s/>Kevin Modzelewski algo que se repite mucho es la relación clientes-arquitectura-</text:span><text:span text:style-name="T70">empleados</text:span><text:span text:style-name="T69">, es decir desde el principio las diferentes arquitecturas presentadas vienen contextualizadas al número de clientes y al número de trabajadores que tenia la compañía en ese momento.</text:span></text:p>
      <text:p text:style-name="P144"><text:span text:style-name="T69"/></text:p>
      <text:p text:style-name="P144"><text:span text:style-name="T69">El modelo de arquitectura es pues un modelo que va creciendo y cambiando de forma y componentes sobre la marcha con el objetivo de dar un buen servicio al número de clientes y a la demanda existentes en el momento con los recursos disponibles.</text:span></text:p>
      <text:p text:style-name="P144"><text:span text:style-name="T69"/></text:p>
      <text:p text:style-name="P144"><text:span text:style-name="T69">No estamos pues ante un caso en el que se construye un servicio y una arquitectura que de respuesta a ese servicio ideal o sin limitaciones. </text:span><text:span text:style-name="T70">Concretamente en el caso expuesto, creo que el esquema del 2012 no varía sustancialmente del planteado en 2007 (con 0 usuarios y 3 empleados), diría que es el mismo esquema llevado a un esquema distribuido y escalable. En la linea de lo comentado anteriormente creo que el esquema inicial ha sido evolucionado para que pueda responder a las necesidades de 2012, pero pienso que se la estructura principal es la de los in</text:span><text:span text:style-name="T71">i</text:span><text:span text:style-name="T70">cios.</text:span></text:p>
      <text:p text:style-name="P144"><text:span text:style-name="T70"/></text:p>
      <text:p text:style-name="P145"><text:span text:style-name="T70">Respecto a </text:span><text:span text:style-name="T71">si la arquitectura planteada puede ser viable a 10 años y en un contexto con redes 6G, diría que me parece muy complicado, ya que las redes 6G aumentarán de manera exponencial la capacidad de comunicación de los clientes hacia el sistema y como consecuencia de ello el número de solicitudes a los que tendrá que atender este. Creo que el número de equipos que serían necesarios para poder mantener las exigencias del producto-cliente serían tantas que veo complicado tener una capacidad de inversión tan grande como para poder responder estas necesidades.</text:span></text:p>
      <text:p text:style-name="P145"><text:span text:style-name="T71"/></text:p>
      <text:p text:style-name="P147">El mayor problema que veo en el planteamiento realizado es que aunque no aumenten mucho el número de usuarios de Dropbox, <text:span text:style-name="T84">y con ello sus ingresos</text:span>, las necesidades derivadas del aumento exponencial de la capacidad de comunicación por parte del cliente y de las peticiones que esto creará <text:span text:style-name="T84">pueden poner en cuestión tanto la arquitectura presentada, como la base de crecimiento clientes-arquitectura-empleados que se plantean. En definitiva diría que este modelo no es viable en un entorno con redes 6G.</text:span></text:p>
      <text:p text:style-name="P146"><text:span text:style-name="T69"/></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79"><text:soft-page-break/>Referencias</text:p>
      <text:p text:style-name="P84"/>
      <text:p text:style-name="P85"/>
      <text:p text:style-name="P85">Transparencia</text:p>
      <text:p text:style-name="P63">Coulouris, G., Dollimore, J., Kindberg, T., &amp; Blair, G. (2012). 1.5.7 Challenges: Transparency. En</text:p>
      <text:p text:style-name="P11">Distributed Systems: Concepts and Design (págs. 39-41). Essex: Pearson.</text:p>
      <text:p text:style-name="P11"/>
      <text:p text:style-name="P11"><text:a xlink:type="simple" xlink:href="https://es.slideshare.net/lddt/transparencia-51701435" text:style-name="Internet_20_link" text:visited-style-name="Visited_20_Internet_20_Link">https://es.slideshare.net/lddt/transparencia-51701435</text:a></text:p>
      <text:p text:style-name="P11"/>
      <text:p text:style-name="P11"><text:a xlink:type="simple" xlink:href="http://sistemas-distribuidos-unerg.blogspot.com/2008/10/caractersticas-principales-de-los.html" text:style-name="Internet_20_link" text:visited-style-name="Visited_20_Internet_20_Link">http://sistemas-distribuidos-unerg.blogspot.com/2008/10/caractersticas-principales-de-los.html</text:a></text:p>
      <text:p text:style-name="P11"/>
      <text:p text:style-name="P11"/>
      <text:p text:style-name="P77">Escalabilidad horizontal y vertical</text:p>
      <text:p text:style-name="P65">https://es.wikipedia.org/wiki/Escalabilidad</text:p>
      <text:p text:style-name="P86"/>
      <text:p text:style-name="P139"><text:span text:style-name="T86">Comunicación s</text:span><text:span text:style-name="T87">í</text:span><text:span text:style-name="T86">ncr</text:span><text:span text:style-name="T87">ona</text:span><text:span text:style-name="T86"> y asincróna</text:span></text:p>
      <text:p text:style-name="P64"><text:a xlink:type="simple" xlink:href="https://searchapparchitecture.techtarget.com/tip/Synchronous-vs-asynchronous-communication-The-differences" text:style-name="Internet_20_link" text:visited-style-name="Visited_20_Internet_20_Link">https://searchapparchitecture.techtarget.com/tip/Synchronous-vs-asynchronous-communication-The-differences</text:a> <text:span text:style-name="T29">(Joel Shore)</text:span></text:p>
      <text:p text:style-name="P12"/>
      <text:p text:style-name="P78">Modelo Ray</text:p>
      <text:p text:style-name="P94"><text:tab/><text:a xlink:type="simple" xlink:href="https://ray.io/" text:style-name="Internet_20_link" text:visited-style-name="Visited_20_Internet_20_Link">https://ray.io/</text:a> </text:p>
      <text:p text:style-name="P87"/>
      <text:p text:style-name="P87">Modelo Dropbox</text:p>
      <text:p text:style-name="P13">https://www.dropbox.com/es/business/trust/security/architectur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0066b3" fo:font-size="10pt" fo:language="es" fo:country="ES" officeooo:rsid="005828ea" officeooo:paragraph-rsid="005828ea" style:font-size-asian="10pt" style:font-size-complex="10pt"/>
    </style:style>
    <style:style style:name="MP2" style:family="paragraph" style:parent-style-name="Footer">
      <style:paragraph-properties fo:text-align="end" style:justify-single-word="false"/>
      <style:text-properties fo:color="#0066b3" fo:font-size="10pt" fo:language="es" fo:country="ES" officeooo:rsid="005828ea" officeooo:paragraph-rsid="005828ea" style:font-size-asian="10pt" style:font-size-complex="10pt"/>
    </style:style>
    <style:style style:name="MT1" style:family="text">
      <style:text-properties officeooo:rsid="009293cc"/>
    </style:style>
    <style:style style:name="MT2" style:family="text">
      <style:text-properties officeooo:rsid="006e222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istemas <text:span text:style-name="MT1">Distribuidos</text:span> · PEC1 · 2020<text:span text:style-name="MT1">2</text:span> · Ingenierı<text:span text:style-name="MT2">í</text:span>a informática · Estudios de Informática,</text:p>
      </style:header>
      <style:footer>
        <text:p text:style-name="MP2">Kepa Sarasola Bengoetxea, Estudiante del Máster en Ingeniería Informática - <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5T17:02:48.570037813</meta:creation-date>
    <dc:date>2021-03-06T10:01:30.242911758</dc:date>
    <meta:editing-duration>P1DT18H26M49S</meta:editing-duration>
    <meta:editing-cycles>153</meta:editing-cycles>
    <meta:generator>LibreOffice/6.4.6.2$Linux_X86_64 LibreOffice_project/40$Build-2</meta:generator>
    <meta:document-statistic meta:table-count="1" meta:image-count="0" meta:object-count="0" meta:page-count="10" meta:paragraph-count="198" meta:word-count="4684" meta:character-count="28868" meta:non-whitespace-character-count="24412"/>
  </office:meta>
</office:document-meta>
</file>